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2pt" style:text-underline-style="none" officeooo:rsid="00078246" officeooo:paragraph-rsid="000d5ae5" style:font-size-asian="10.5pt" style:font-size-complex="12pt"/>
    </style:style>
    <style:style style:name="P2" style:family="paragraph" style:parent-style-name="Standard">
      <style:paragraph-properties fo:line-height="150%" fo:text-align="justify" style:justify-single-word="false"/>
      <style:text-properties fo:font-size="12pt" style:text-underline-style="none" officeooo:rsid="000fbff4" officeooo:paragraph-rsid="000fdea0" style:font-size-asian="10.5pt" style:font-size-complex="12pt"/>
    </style:style>
    <style:style style:name="P3" style:family="paragraph" style:parent-style-name="Standard">
      <style:paragraph-properties fo:line-height="150%" fo:text-align="justify" style:justify-single-word="false"/>
      <style:text-properties fo:font-size="12pt" style:text-underline-style="none" officeooo:rsid="000fbff4" officeooo:paragraph-rsid="0194b8b2" style:font-size-asian="10.5pt" style:font-size-complex="12pt"/>
    </style:style>
    <style:style style:name="P4" style:family="paragraph" style:parent-style-name="Standard">
      <style:paragraph-properties fo:line-height="150%" fo:text-align="justify" style:justify-single-word="false"/>
      <style:text-properties fo:font-size="12pt" style:text-underline-style="none" officeooo:rsid="0008b5ec" officeooo:paragraph-rsid="000fbff4" style:font-size-asian="10.5pt" style:font-size-complex="12pt"/>
    </style:style>
    <style:style style:name="P5" style:family="paragraph" style:parent-style-name="Standard">
      <style:paragraph-properties fo:line-height="150%" fo:text-align="justify" style:justify-single-word="false"/>
      <style:text-properties fo:font-size="12pt" style:text-underline-style="none" officeooo:rsid="0008b5ec" officeooo:paragraph-rsid="005ebfe3" style:font-size-asian="10.5pt" style:font-size-complex="12pt"/>
    </style:style>
    <style:style style:name="P6" style:family="paragraph" style:parent-style-name="Standard">
      <style:paragraph-properties fo:line-height="150%" fo:text-align="justify" style:justify-single-word="false"/>
      <style:text-properties fo:font-size="12pt" style:text-underline-style="none" officeooo:rsid="00112256" officeooo:paragraph-rsid="001289ed" style:font-size-asian="10.5pt" style:font-size-complex="12pt"/>
    </style:style>
    <style:style style:name="P7" style:family="paragraph" style:parent-style-name="Standard">
      <style:paragraph-properties fo:line-height="150%" fo:text-align="justify" style:justify-single-word="false"/>
      <style:text-properties fo:font-size="12pt" style:text-underline-style="none" officeooo:rsid="00112256" officeooo:paragraph-rsid="0044f72b" style:font-size-asian="10.5pt" style:font-size-complex="12pt"/>
    </style:style>
    <style:style style:name="P8" style:family="paragraph" style:parent-style-name="Standard">
      <style:paragraph-properties fo:line-height="150%" fo:text-align="justify" style:justify-single-word="false"/>
      <style:text-properties fo:font-size="12pt" style:text-underline-style="none" officeooo:rsid="001289ed" officeooo:paragraph-rsid="001289ed" style:font-size-asian="10.5pt" style:font-size-complex="12pt"/>
    </style:style>
    <style:style style:name="P9" style:family="paragraph" style:parent-style-name="Standard">
      <style:paragraph-properties fo:line-height="150%" fo:text-align="justify" style:justify-single-word="false"/>
      <style:text-properties fo:font-size="12pt" style:text-underline-style="none" officeooo:rsid="0010bfb4" officeooo:paragraph-rsid="0044f72b" style:font-size-asian="10.5pt" style:font-size-complex="12pt"/>
    </style:style>
    <style:style style:name="P10" style:family="paragraph" style:parent-style-name="Standard">
      <style:paragraph-properties fo:line-height="150%" fo:text-align="justify" style:justify-single-word="false"/>
      <style:text-properties fo:font-size="12pt" style:text-underline-style="none" officeooo:rsid="00023562" officeooo:paragraph-rsid="00023562" style:font-size-asian="10.5pt" style:font-size-complex="12pt"/>
    </style:style>
    <style:style style:name="P11" style:family="paragraph" style:parent-style-name="Standard">
      <style:paragraph-properties fo:line-height="150%" fo:text-align="justify" style:justify-single-word="false"/>
      <style:text-properties fo:font-size="12pt" style:text-underline-style="none" fo:font-weight="bold" officeooo:rsid="00078246" officeooo:paragraph-rsid="00078246" style:font-size-asian="10.5pt" style:font-weight-asian="bold" style:font-size-complex="12pt" style:font-weight-complex="bold"/>
    </style:style>
    <style:style style:name="P12" style:family="paragraph" style:parent-style-name="Standard">
      <style:paragraph-properties fo:line-height="150%" fo:text-align="justify" style:justify-single-word="false"/>
      <style:text-properties fo:font-size="12pt" style:text-underline-style="none" fo:font-weight="bold" officeooo:rsid="00112256" officeooo:paragraph-rsid="00112256" style:font-size-asian="10.5pt" style:font-weight-asian="bold" style:font-size-complex="12pt" style:font-weight-complex="bold"/>
    </style:style>
    <style:style style:name="P13" style:family="paragraph" style:parent-style-name="Standard">
      <style:paragraph-properties fo:line-height="150%" fo:text-align="justify" style:justify-single-word="false"/>
      <style:text-properties fo:font-size="12pt" style:text-underline-style="none" fo:font-weight="bold" officeooo:rsid="001d605d" officeooo:paragraph-rsid="001d605d" style:font-size-asian="10.5pt" style:font-weight-asian="bold" style:font-size-complex="12pt" style:font-weight-complex="bold"/>
    </style:style>
    <style:style style:name="P14" style:family="paragraph" style:parent-style-name="Standard">
      <style:paragraph-properties fo:line-height="150%" fo:text-align="justify" style:justify-single-word="false"/>
      <style:text-properties fo:font-size="12pt" style:text-underline-style="none" fo:font-weight="bold" officeooo:rsid="0032499e" officeooo:paragraph-rsid="0032499e" style:font-size-asian="10.5pt" style:font-weight-asian="bold" style:font-size-complex="12pt" style:font-weight-complex="bold"/>
    </style:style>
    <style:style style:name="P15" style:family="paragraph" style:parent-style-name="Standard">
      <style:paragraph-properties fo:line-height="150%" fo:text-align="justify" style:justify-single-word="false"/>
      <style:text-properties fo:font-size="12pt" style:text-underline-style="none" fo:font-weight="bold" officeooo:rsid="00846bbd" officeooo:paragraph-rsid="00846bbd" style:font-size-asian="10.5pt" style:font-weight-asian="bold" style:font-size-complex="12pt" style:font-weight-complex="bold"/>
    </style:style>
    <style:style style:name="P16" style:family="paragraph" style:parent-style-name="Standard">
      <style:paragraph-properties fo:line-height="150%" fo:text-align="justify" style:justify-single-word="false"/>
      <style:text-properties fo:font-size="12pt" style:text-underline-style="none" fo:font-weight="bold" officeooo:rsid="013ac54b" officeooo:paragraph-rsid="013ac54b" style:font-size-asian="10.5pt" style:font-weight-asian="bold" style:font-size-complex="12pt" style:font-weight-complex="bold"/>
    </style:style>
    <style:style style:name="P17" style:family="paragraph" style:parent-style-name="Standard">
      <style:paragraph-properties fo:line-height="150%" fo:text-align="justify" style:justify-single-word="false"/>
      <style:text-properties fo:font-size="12pt" style:text-underline-style="none" fo:font-weight="bold" officeooo:rsid="00d09a4e" officeooo:paragraph-rsid="00cec166" style:font-size-asian="10.5pt" style:font-weight-asian="bold" style:font-size-complex="12pt" style:font-weight-complex="bold"/>
    </style:style>
    <style:style style:name="P18" style:family="paragraph" style:parent-style-name="Standard">
      <style:paragraph-properties fo:line-height="150%" fo:text-align="justify" style:justify-single-word="false"/>
      <style:text-properties fo:font-size="12pt" style:text-underline-style="none" fo:font-weight="normal" officeooo:rsid="0023bb7d" officeooo:paragraph-rsid="0023bb7d" style:font-size-asian="10.5pt" style:font-weight-asian="normal" style:font-size-complex="12pt" style:font-weight-complex="normal"/>
    </style:style>
    <style:style style:name="P19" style:family="paragraph" style:parent-style-name="Standard">
      <style:paragraph-properties fo:line-height="150%" fo:text-align="justify" style:justify-single-word="false"/>
      <style:text-properties fo:font-size="12pt" style:text-underline-style="none" fo:font-weight="normal" officeooo:rsid="002a57bf" officeooo:paragraph-rsid="00413a80" style:font-size-asian="10.5pt" style:font-weight-asian="normal" style:font-size-complex="12pt" style:font-weight-complex="normal"/>
    </style:style>
    <style:style style:name="P20" style:family="paragraph" style:parent-style-name="Standard">
      <style:paragraph-properties fo:line-height="150%" fo:text-align="justify" style:justify-single-word="false"/>
      <style:text-properties fo:font-size="12pt" style:text-underline-style="none" fo:font-weight="normal" officeooo:rsid="002bce0c" officeooo:paragraph-rsid="00413a80" style:font-size-asian="10.5pt" style:font-weight-asian="normal" style:font-size-complex="12pt" style:font-weight-complex="normal"/>
    </style:style>
    <style:style style:name="P21" style:family="paragraph" style:parent-style-name="Standard">
      <style:paragraph-properties fo:line-height="150%" fo:text-align="justify" style:justify-single-word="false"/>
      <style:text-properties fo:font-size="12pt" style:text-underline-style="none" fo:font-weight="normal" officeooo:rsid="004ab5a1" officeooo:paragraph-rsid="0052bdef" style:font-size-asian="10.5pt" style:font-weight-asian="normal" style:font-size-complex="12pt" style:font-weight-complex="normal"/>
    </style:style>
    <style:style style:name="P22" style:family="paragraph" style:parent-style-name="Standard">
      <style:paragraph-properties fo:line-height="150%" fo:text-align="justify" style:justify-single-word="false"/>
      <style:text-properties fo:font-size="12pt" style:text-underline-style="none" fo:font-weight="normal" officeooo:rsid="005b2e29" officeooo:paragraph-rsid="005b2e29" style:font-size-asian="10.5pt" style:font-weight-asian="normal" style:font-size-complex="12pt" style:font-weight-complex="normal"/>
    </style:style>
    <style:style style:name="P23" style:family="paragraph" style:parent-style-name="Standard">
      <style:paragraph-properties fo:line-height="150%" fo:text-align="justify" style:justify-single-word="false"/>
      <style:text-properties fo:font-size="12pt" style:text-underline-style="none" fo:font-weight="normal" officeooo:rsid="00640af7" officeooo:paragraph-rsid="0065d237" style:font-size-asian="10.5pt" style:font-weight-asian="normal" style:font-size-complex="12pt" style:font-weight-complex="normal"/>
    </style:style>
    <style:style style:name="P24" style:family="paragraph" style:parent-style-name="Standard">
      <style:paragraph-properties fo:line-height="150%" fo:text-align="justify" style:justify-single-word="false"/>
      <style:text-properties fo:font-size="12pt" style:text-underline-style="none" fo:font-weight="normal" officeooo:rsid="00640af7" officeooo:paragraph-rsid="006786e6" style:font-size-asian="10.5pt" style:font-weight-asian="normal" style:font-size-complex="12pt" style:font-weight-complex="normal"/>
    </style:style>
    <style:style style:name="P25" style:family="paragraph" style:parent-style-name="Standard">
      <style:paragraph-properties fo:line-height="150%" fo:text-align="justify" style:justify-single-word="false"/>
      <style:text-properties fo:font-size="12pt" style:text-underline-style="none" fo:font-weight="normal" officeooo:rsid="00640af7" officeooo:paragraph-rsid="00678b69"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text-properties fo:font-size="12pt" style:text-underline-style="none" fo:font-weight="normal" officeooo:rsid="00493762" officeooo:paragraph-rsid="006ca9d0" style:font-size-asian="10.5pt" style:font-weight-asian="normal" style:font-size-complex="12pt" style:font-weight-complex="normal"/>
    </style:style>
    <style:style style:name="P27" style:family="paragraph" style:parent-style-name="Standard">
      <style:paragraph-properties fo:line-height="150%" fo:text-align="justify" style:justify-single-word="false"/>
      <style:text-properties fo:font-size="12pt" style:text-underline-style="none" fo:font-weight="normal" officeooo:rsid="0065d237" officeooo:paragraph-rsid="00724564" style:font-size-asian="10.5pt" style:font-weight-asian="normal" style:font-size-complex="12pt" style:font-weight-complex="normal"/>
    </style:style>
    <style:style style:name="P28" style:family="paragraph" style:parent-style-name="Standard">
      <style:paragraph-properties fo:line-height="150%" fo:text-align="justify" style:justify-single-word="false"/>
      <style:text-properties fo:font-size="12pt" style:text-underline-style="none" fo:font-weight="normal" officeooo:rsid="00846bbd" officeooo:paragraph-rsid="0093e1e6" style:font-size-asian="10.5pt" style:font-weight-asian="normal" style:font-size-complex="12pt" style:font-weight-complex="normal"/>
    </style:style>
    <style:style style:name="P29" style:family="paragraph" style:parent-style-name="Standard">
      <style:paragraph-properties fo:line-height="150%" fo:text-align="justify" style:justify-single-word="false"/>
      <style:text-properties fo:font-size="12pt" style:text-underline-style="none" fo:font-weight="normal" officeooo:rsid="0084fa83" officeooo:paragraph-rsid="0093e1e6" style:font-size-asian="10.5pt" style:font-weight-asian="normal" style:font-size-complex="12pt" style:font-weight-complex="normal"/>
    </style:style>
    <style:style style:name="P30" style:family="paragraph" style:parent-style-name="Standard">
      <style:paragraph-properties fo:line-height="150%" fo:text-align="justify" style:justify-single-word="false"/>
      <style:text-properties fo:font-size="12pt" style:text-underline-style="none" fo:font-weight="normal" officeooo:rsid="0084fa83" officeooo:paragraph-rsid="00a97c7c" style:font-size-asian="10.5pt" style:font-weight-asian="normal" style:font-size-complex="12pt" style:font-weight-complex="normal"/>
    </style:style>
    <style:style style:name="P31" style:family="paragraph" style:parent-style-name="Standard">
      <style:paragraph-properties fo:line-height="150%" fo:text-align="justify" style:justify-single-word="false"/>
      <style:text-properties fo:font-size="12pt" style:text-underline-style="none" fo:font-weight="normal" officeooo:rsid="00ab2dcc" officeooo:paragraph-rsid="00ab2dcc" style:font-size-asian="10.5pt" style:font-weight-asian="normal" style:font-size-complex="12pt" style:font-weight-complex="normal"/>
    </style:style>
    <style:style style:name="P32" style:family="paragraph" style:parent-style-name="Standard">
      <style:paragraph-properties fo:line-height="150%" fo:text-align="justify" style:justify-single-word="false"/>
      <style:text-properties fo:font-size="12pt" style:text-underline-style="none" fo:font-weight="normal" officeooo:rsid="00c1abe8" officeooo:paragraph-rsid="00c9f555" style:font-size-asian="10.5pt" style:font-weight-asian="normal" style:font-size-complex="12pt" style:font-weight-complex="normal"/>
    </style:style>
    <style:style style:name="P33" style:family="paragraph" style:parent-style-name="Standard">
      <style:paragraph-properties fo:line-height="150%" fo:text-align="justify" style:justify-single-word="false"/>
      <style:text-properties fo:font-size="12pt" style:text-underline-style="none" fo:font-weight="normal" officeooo:rsid="00d19521" officeooo:paragraph-rsid="00d19521"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fo:font-size="12pt" style:text-underline-style="none" fo:font-weight="normal" officeooo:rsid="00ec6eca" officeooo:paragraph-rsid="010f9d0b" style:font-size-asian="10.5pt" style:font-weight-asian="normal" style:font-size-complex="12pt" style:font-weight-complex="normal"/>
    </style:style>
    <style:style style:name="P35" style:family="paragraph" style:parent-style-name="Standard">
      <style:paragraph-properties fo:line-height="150%" fo:text-align="justify" style:justify-single-word="false"/>
      <style:text-properties fo:font-size="12pt" style:text-underline-style="none" fo:font-weight="normal" officeooo:rsid="00ec6eca" officeooo:paragraph-rsid="018cfabb" style:font-size-asian="10.5pt" style:font-weight-asian="normal" style:font-size-complex="12pt" style:font-weight-complex="normal"/>
    </style:style>
    <style:style style:name="P36" style:family="paragraph" style:parent-style-name="Standard">
      <style:paragraph-properties fo:line-height="150%" fo:text-align="justify" style:justify-single-word="false"/>
      <style:text-properties fo:font-size="12pt" style:text-underline-style="none" fo:font-weight="normal" officeooo:rsid="0113e357" officeooo:paragraph-rsid="016b21e2" style:font-size-asian="10.5pt" style:font-weight-asian="normal" style:font-size-complex="12pt" style:font-weight-complex="normal"/>
    </style:style>
    <style:style style:name="P37" style:family="paragraph" style:parent-style-name="Standard">
      <style:paragraph-properties fo:line-height="150%" fo:text-align="justify" style:justify-single-word="false"/>
      <style:text-properties fo:font-size="12pt" style:text-underline-style="none" fo:font-weight="normal" officeooo:rsid="013c3d68" officeooo:paragraph-rsid="013c3d68" style:font-size-asian="10.5pt" style:font-weight-asian="normal" style:font-size-complex="12pt" style:font-weight-complex="normal"/>
    </style:style>
    <style:style style:name="P38" style:family="paragraph" style:parent-style-name="Standard">
      <style:paragraph-properties fo:line-height="150%" fo:text-align="justify" style:justify-single-word="false"/>
      <style:text-properties fo:font-size="12pt" style:text-underline-style="none" fo:font-weight="normal" officeooo:rsid="016c8202" officeooo:paragraph-rsid="016c8202" style:font-size-asian="10.5pt" style:font-weight-asian="normal" style:font-size-complex="12pt" style:font-weight-complex="normal"/>
    </style:style>
    <style:style style:name="P39" style:family="paragraph" style:parent-style-name="Standard">
      <style:paragraph-properties fo:line-height="150%" fo:text-align="justify" style:justify-single-word="false"/>
      <style:text-properties fo:font-size="12pt" style:text-underline-style="none" fo:font-weight="normal" officeooo:rsid="01142ec2" officeooo:paragraph-rsid="016b21e2" style:font-size-asian="10.5pt" style:font-weight-asian="normal" style:font-size-complex="12pt" style:font-weight-complex="normal"/>
    </style:style>
    <style:style style:name="P40" style:family="paragraph" style:parent-style-name="Standard">
      <style:paragraph-properties fo:line-height="150%" fo:text-align="justify" style:justify-single-word="false"/>
      <style:text-properties fo:font-size="12pt" style:text-underline-style="none" fo:font-weight="normal" officeooo:rsid="0196f1cd" officeooo:paragraph-rsid="0196f1cd" style:font-size-asian="10.5pt" style:font-weight-asian="normal" style:font-size-complex="12pt" style:font-weight-complex="normal"/>
    </style:style>
    <style:style style:name="P41" style:family="paragraph" style:parent-style-name="Standard">
      <style:paragraph-properties fo:line-height="150%" fo:text-align="justify" style:justify-single-word="false"/>
      <style:text-properties fo:font-size="12pt" style:text-underline-style="solid" style:text-underline-width="auto" style:text-underline-color="font-color" officeooo:rsid="00037144" officeooo:paragraph-rsid="00078246" style:font-size-asian="10.5pt" style:font-size-complex="12pt"/>
    </style:style>
    <style:style style:name="P42" style:family="paragraph" style:parent-style-name="Standard">
      <style:paragraph-properties fo:line-height="150%" fo:text-align="justify" style:justify-single-word="false"/>
      <style:text-properties fo:font-size="12pt" style:text-underline-style="solid" style:text-underline-width="auto" style:text-underline-color="font-color" officeooo:rsid="001d605d" officeooo:paragraph-rsid="001d605d" style:font-size-asian="10.5pt" style:font-size-complex="12pt"/>
    </style:style>
    <style:style style:name="P43" style:family="paragraph" style:parent-style-name="Standard">
      <style:paragraph-properties fo:line-height="150%" fo:text-align="justify" style:justify-single-word="false"/>
      <style:text-properties fo:font-size="12pt" style:text-underline-style="solid" style:text-underline-width="auto" style:text-underline-color="font-color" officeooo:rsid="00112256" officeooo:paragraph-rsid="000fdea0" style:font-size-asian="10.5pt" style:font-size-complex="12pt"/>
    </style:style>
    <style:style style:name="P44" style:family="paragraph" style:parent-style-name="Standard">
      <style:paragraph-properties fo:line-height="150%" fo:text-align="justify" style:justify-single-word="false"/>
      <style:text-properties fo:font-size="12pt" style:text-underline-style="solid" style:text-underline-width="auto" style:text-underline-color="font-color" fo:font-weight="normal" officeooo:rsid="00846bbd" officeooo:paragraph-rsid="00846bbd" style:font-size-asian="10.5pt" style:font-weight-asian="normal" style:font-size-complex="12pt" style:font-weight-complex="normal"/>
    </style:style>
    <style:style style:name="P45" style:family="paragraph" style:parent-style-name="Standard">
      <style:paragraph-properties fo:line-height="150%" fo:text-align="justify" style:justify-single-word="false"/>
      <style:text-properties fo:font-size="12pt" style:text-underline-style="solid" style:text-underline-width="auto" style:text-underline-color="font-color" fo:font-weight="normal" officeooo:rsid="01120c33" officeooo:paragraph-rsid="01120c33" style:font-size-asian="10.5pt" style:font-weight-asian="normal" style:font-size-complex="12pt" style:font-weight-complex="normal"/>
    </style:style>
    <style:style style:name="P46" style:family="paragraph" style:parent-style-name="Standard">
      <style:paragraph-properties fo:line-height="150%" fo:text-align="center" style:justify-single-word="false"/>
      <style:text-properties fo:font-size="12pt" fo:font-style="italic" style:text-underline-style="none" fo:font-weight="normal" officeooo:rsid="018ebc89" officeooo:paragraph-rsid="018ebc89" style:font-size-asian="10.5pt" style:font-style-asian="italic" style:font-weight-asian="normal" style:font-size-complex="12pt" style:font-style-complex="italic" style:font-weight-complex="normal"/>
    </style:style>
    <style:style style:name="P47" style:family="paragraph" style:parent-style-name="Standard">
      <style:text-properties officeooo:rsid="00013466" officeooo:paragraph-rsid="00013466"/>
    </style:style>
    <style:style style:name="P48" style:family="paragraph" style:parent-style-name="Standard">
      <style:text-properties officeooo:rsid="01aefc13" officeooo:paragraph-rsid="01aefc13"/>
    </style:style>
    <style:style style:name="P49" style:family="paragraph" style:parent-style-name="Standard">
      <style:paragraph-properties fo:line-height="150%" fo:text-align="justify" style:justify-single-word="false" fo:break-before="page"/>
      <style:text-properties fo:font-size="14pt" style:text-underline-style="solid" style:text-underline-width="auto" style:text-underline-color="font-color" officeooo:rsid="00078246" officeooo:paragraph-rsid="00078246" style:font-size-asian="14pt" style:font-size-complex="14pt"/>
    </style:style>
    <style:style style:name="T1" style:family="text">
      <style:text-properties officeooo:rsid="0008b5ec"/>
    </style:style>
    <style:style style:name="T2" style:family="text">
      <style:text-properties officeooo:rsid="000fdea0"/>
    </style:style>
    <style:style style:name="T3" style:family="text">
      <style:text-properties officeooo:rsid="00112256"/>
    </style:style>
    <style:style style:name="T4" style:family="text">
      <style:text-properties officeooo:rsid="00156b31"/>
    </style:style>
    <style:style style:name="T5" style:family="text">
      <style:text-properties officeooo:rsid="0015c805"/>
    </style:style>
    <style:style style:name="T6" style:family="text">
      <style:text-properties officeooo:rsid="001bbaf0"/>
    </style:style>
    <style:style style:name="T7" style:family="text">
      <style:text-properties officeooo:rsid="001e124f"/>
    </style:style>
    <style:style style:name="T8" style:family="text">
      <style:text-properties officeooo:rsid="00259ed9"/>
    </style:style>
    <style:style style:name="T9" style:family="text">
      <style:text-properties officeooo:rsid="002bce0c"/>
    </style:style>
    <style:style style:name="T10" style:family="text">
      <style:text-properties officeooo:rsid="00333fdd"/>
    </style:style>
    <style:style style:name="T11" style:family="text">
      <style:text-properties officeooo:rsid="00398457"/>
    </style:style>
    <style:style style:name="T12" style:family="text">
      <style:text-properties officeooo:rsid="0045d370"/>
    </style:style>
    <style:style style:name="T13" style:family="text">
      <style:text-properties officeooo:rsid="0045fe40"/>
    </style:style>
    <style:style style:name="T14" style:family="text">
      <style:text-properties officeooo:rsid="004ab5a1"/>
    </style:style>
    <style:style style:name="T15" style:family="text">
      <style:text-properties officeooo:rsid="005c20b2"/>
    </style:style>
    <style:style style:name="T16" style:family="text">
      <style:text-properties officeooo:rsid="005ebfe3"/>
    </style:style>
    <style:style style:name="T17" style:family="text">
      <style:text-properties officeooo:rsid="00600460"/>
    </style:style>
    <style:style style:name="T18" style:family="text">
      <style:text-properties officeooo:rsid="00627e66"/>
    </style:style>
    <style:style style:name="T19" style:family="text">
      <style:text-properties officeooo:rsid="0065d237"/>
    </style:style>
    <style:style style:name="T20" style:family="text">
      <style:text-properties style:text-underline-style="solid" style:text-underline-width="auto" style:text-underline-color="font-color" officeooo:rsid="0065d237"/>
    </style:style>
    <style:style style:name="T21" style:family="text">
      <style:text-properties style:text-underline-style="solid" style:text-underline-width="auto" style:text-underline-color="font-color" officeooo:rsid="00f3d7b0"/>
    </style:style>
    <style:style style:name="T22" style:family="text">
      <style:text-properties style:text-underline-style="solid" style:text-underline-width="auto" style:text-underline-color="font-color" officeooo:rsid="0135e41e"/>
    </style:style>
    <style:style style:name="T23" style:family="text">
      <style:text-properties style:text-underline-style="solid" style:text-underline-width="auto" style:text-underline-color="font-color" officeooo:rsid="018ab22a"/>
    </style:style>
    <style:style style:name="T24" style:family="text">
      <style:text-properties officeooo:rsid="006ca9d0"/>
    </style:style>
    <style:style style:name="T25" style:family="text">
      <style:text-properties officeooo:rsid="00800cd1"/>
    </style:style>
    <style:style style:name="T26" style:family="text">
      <style:text-properties officeooo:rsid="0084fa83"/>
    </style:style>
    <style:style style:name="T27" style:family="text">
      <style:text-properties officeooo:rsid="00975982"/>
    </style:style>
    <style:style style:name="T28" style:family="text">
      <style:text-properties officeooo:rsid="00995814"/>
    </style:style>
    <style:style style:name="T29" style:family="text">
      <style:text-properties fo:font-weight="bold" officeooo:rsid="009b8037" style:font-weight-asian="bold" style:font-weight-complex="bold"/>
    </style:style>
    <style:style style:name="T30" style:family="text">
      <style:text-properties fo:font-weight="bold" officeooo:rsid="00ab2dcc" style:font-weight-asian="bold" style:font-weight-complex="bold"/>
    </style:style>
    <style:style style:name="T31" style:family="text">
      <style:text-properties officeooo:rsid="00aebaac"/>
    </style:style>
    <style:style style:name="T32" style:family="text">
      <style:text-properties officeooo:rsid="00c27958"/>
    </style:style>
    <style:style style:name="T33" style:family="text">
      <style:text-properties officeooo:rsid="00d486d9"/>
    </style:style>
    <style:style style:name="T34" style:family="text">
      <style:text-properties officeooo:rsid="00edcd05"/>
    </style:style>
    <style:style style:name="T35" style:family="text">
      <style:text-properties officeooo:rsid="00f3d7b0"/>
    </style:style>
    <style:style style:name="T36" style:family="text">
      <style:text-properties officeooo:rsid="01142ec2"/>
    </style:style>
    <style:style style:name="T37" style:family="text">
      <style:text-properties officeooo:rsid="0135e41e"/>
    </style:style>
    <style:style style:name="T38" style:family="text">
      <style:text-properties style:text-position="super 58%"/>
    </style:style>
    <style:style style:name="T39" style:family="text">
      <style:text-properties style:text-position="super 58%" fo:language="de" fo:country="DE" officeooo:rsid="014c41c1"/>
    </style:style>
    <style:style style:name="T40" style:family="text">
      <style:text-properties style:text-position="0% 100%"/>
    </style:style>
    <style:style style:name="T41" style:family="text">
      <style:text-properties style:text-position="0% 100%" officeooo:rsid="013c4794"/>
    </style:style>
    <style:style style:name="T42" style:family="text">
      <style:text-properties style:text-position="0% 100%" fo:language="en" fo:country="US" officeooo:rsid="013d99dc"/>
    </style:style>
    <style:style style:name="T43" style:family="text">
      <style:text-properties style:text-position="0% 100%" fo:language="de" fo:country="DE"/>
    </style:style>
    <style:style style:name="T44" style:family="text">
      <style:text-properties style:text-position="0% 100%" fo:language="de" fo:country="DE" officeooo:rsid="013d99dc"/>
    </style:style>
    <style:style style:name="T45" style:family="text">
      <style:text-properties style:text-position="0% 100%" fo:language="de" fo:country="DE" officeooo:rsid="013f73a8"/>
    </style:style>
    <style:style style:name="T46" style:family="text">
      <style:text-properties style:text-position="0% 100%" fo:language="de" fo:country="DE" officeooo:rsid="014084fd"/>
    </style:style>
    <style:style style:name="T47" style:family="text">
      <style:text-properties style:text-position="0% 100%" fo:language="de" fo:country="DE" officeooo:rsid="0141d2c6"/>
    </style:style>
    <style:style style:name="T48" style:family="text">
      <style:text-properties style:text-position="0% 100%" fo:language="de" fo:country="DE" officeooo:rsid="01429637"/>
    </style:style>
    <style:style style:name="T49" style:family="text">
      <style:text-properties style:text-position="0% 100%" fo:language="de" fo:country="DE" officeooo:rsid="01444802"/>
    </style:style>
    <style:style style:name="T50" style:family="text">
      <style:text-properties style:text-position="0% 100%" fo:language="de" fo:country="DE" officeooo:rsid="01454fe6"/>
    </style:style>
    <style:style style:name="T51" style:family="text">
      <style:text-properties style:text-position="0% 100%" fo:language="de" fo:country="DE" officeooo:rsid="01465e40"/>
    </style:style>
    <style:style style:name="T52" style:family="text">
      <style:text-properties style:text-position="0% 100%" fo:language="de" fo:country="DE" officeooo:rsid="0147c6cb"/>
    </style:style>
    <style:style style:name="T53" style:family="text">
      <style:text-properties style:text-position="0% 100%" fo:language="de" fo:country="DE" officeooo:rsid="01496031"/>
    </style:style>
    <style:style style:name="T54" style:family="text">
      <style:text-properties style:text-position="0% 100%" fo:language="de" fo:country="DE" officeooo:rsid="014a932b"/>
    </style:style>
    <style:style style:name="T55" style:family="text">
      <style:text-properties style:text-position="0% 100%" fo:language="de" fo:country="DE" officeooo:rsid="014c41c1"/>
    </style:style>
    <style:style style:name="T56" style:family="text">
      <style:text-properties style:text-position="0% 100%" fo:language="de" fo:country="DE" officeooo:rsid="014d0db4"/>
    </style:style>
    <style:style style:name="T57" style:family="text">
      <style:text-properties style:text-position="0% 100%" fo:language="de" fo:country="DE" officeooo:rsid="0150b201"/>
    </style:style>
    <style:style style:name="T58" style:family="text">
      <style:text-properties style:text-position="0% 100%" fo:language="de" fo:country="DE" officeooo:rsid="01517cb4"/>
    </style:style>
    <style:style style:name="T59" style:family="text">
      <style:text-properties style:text-position="0% 100%" fo:language="de" fo:country="DE" officeooo:rsid="0152547f"/>
    </style:style>
    <style:style style:name="T60" style:family="text">
      <style:text-properties style:text-position="0% 100%" fo:language="de" fo:country="DE" officeooo:rsid="01541c2e"/>
    </style:style>
    <style:style style:name="T61" style:family="text">
      <style:text-properties style:text-position="0% 100%" fo:language="de" fo:country="DE" officeooo:rsid="01541fe4"/>
    </style:style>
    <style:style style:name="T62" style:family="text">
      <style:text-properties style:text-position="0% 100%" fo:language="de" fo:country="DE" officeooo:rsid="015991f0"/>
    </style:style>
    <style:style style:name="T63" style:family="text">
      <style:text-properties style:text-position="0% 100%" fo:language="de" fo:country="DE" officeooo:rsid="0159a5bc"/>
    </style:style>
    <style:style style:name="T64" style:family="text">
      <style:text-properties style:text-position="0% 100%" fo:language="de" fo:country="DE" officeooo:rsid="015abd17"/>
    </style:style>
    <style:style style:name="T65" style:family="text">
      <style:text-properties style:text-position="0% 100%" fo:language="de" fo:country="DE" officeooo:rsid="015c935c"/>
    </style:style>
    <style:style style:name="T66" style:family="text">
      <style:text-properties style:text-position="0% 100%" fo:language="de" fo:country="DE" officeooo:rsid="015e8b50"/>
    </style:style>
    <style:style style:name="T67" style:family="text">
      <style:text-properties style:text-position="0% 100%" fo:language="de" fo:country="DE" officeooo:rsid="015fc453"/>
    </style:style>
    <style:style style:name="T68" style:family="text">
      <style:text-properties style:text-position="0% 100%" fo:language="de" fo:country="DE" officeooo:rsid="0160b397"/>
    </style:style>
    <style:style style:name="T69" style:family="text">
      <style:text-properties style:text-position="0% 100%" fo:language="de" fo:country="DE" officeooo:rsid="01630cb1"/>
    </style:style>
    <style:style style:name="T70" style:family="text">
      <style:text-properties style:text-position="0% 100%" fo:language="de" fo:country="DE" officeooo:rsid="0164993f"/>
    </style:style>
    <style:style style:name="T71" style:family="text">
      <style:text-properties style:text-position="0% 100%" fo:language="de" fo:country="DE" officeooo:rsid="01670a47"/>
    </style:style>
    <style:style style:name="T72" style:family="text">
      <style:text-properties style:text-position="0% 100%" fo:language="de" fo:country="DE" officeooo:rsid="0168cec8"/>
    </style:style>
    <style:style style:name="T73" style:family="text">
      <style:text-properties style:text-position="0% 100%" fo:language="de" fo:country="DE" officeooo:rsid="016aaf05"/>
    </style:style>
    <style:style style:name="T74" style:family="text">
      <style:text-properties style:text-position="0% 100%" fo:language="de" fo:country="DE" officeooo:rsid="016b21e2"/>
    </style:style>
    <style:style style:name="T75" style:family="text">
      <style:text-properties style:text-position="0% 100%" fo:language="de" fo:country="DE" officeooo:rsid="016c8202"/>
    </style:style>
    <style:style style:name="T76" style:family="text">
      <style:text-properties style:text-position="0% 100%" fo:language="de" fo:country="DE" officeooo:rsid="016db4fc"/>
    </style:style>
    <style:style style:name="T77" style:family="text">
      <style:text-properties style:text-position="0% 100%" fo:language="de" fo:country="DE" officeooo:rsid="016f570e"/>
    </style:style>
    <style:style style:name="T78" style:family="text">
      <style:text-properties style:text-position="0% 100%" fo:language="de" fo:country="DE" officeooo:rsid="016fe166"/>
    </style:style>
    <style:style style:name="T79" style:family="text">
      <style:text-properties style:text-position="0% 100%" fo:language="de" fo:country="DE" officeooo:rsid="01700e42"/>
    </style:style>
    <style:style style:name="T80" style:family="text">
      <style:text-properties style:text-position="0% 100%" fo:language="de" fo:country="DE" officeooo:rsid="0170fb41"/>
    </style:style>
    <style:style style:name="T81" style:family="text">
      <style:text-properties style:text-position="0% 100%" fo:language="de" fo:country="DE" officeooo:rsid="01717474"/>
    </style:style>
    <style:style style:name="T82" style:family="text">
      <style:text-properties style:text-position="0% 100%" fo:language="de" fo:country="DE" officeooo:rsid="0172c5a6"/>
    </style:style>
    <style:style style:name="T83" style:family="text">
      <style:text-properties style:text-position="0% 100%" fo:language="de" fo:country="DE" officeooo:rsid="017306e7"/>
    </style:style>
    <style:style style:name="T84" style:family="text">
      <style:text-properties style:text-position="0% 100%" fo:language="de" fo:country="DE" officeooo:rsid="0173b2cf"/>
    </style:style>
    <style:style style:name="T85" style:family="text">
      <style:text-properties style:text-position="0% 100%" fo:language="de" fo:country="DE" officeooo:rsid="017484a3"/>
    </style:style>
    <style:style style:name="T86" style:family="text">
      <style:text-properties style:text-position="0% 100%" fo:language="de" fo:country="DE" officeooo:rsid="017613bc"/>
    </style:style>
    <style:style style:name="T87" style:family="text">
      <style:text-properties style:text-position="0% 100%" fo:language="de" fo:country="DE" officeooo:rsid="01780ede"/>
    </style:style>
    <style:style style:name="T88" style:family="text">
      <style:text-properties style:text-position="0% 100%" fo:language="de" fo:country="DE" officeooo:rsid="01809372"/>
    </style:style>
    <style:style style:name="T89" style:family="text">
      <style:text-properties style:text-position="0% 100%" fo:language="de" fo:country="DE" officeooo:rsid="01833024"/>
    </style:style>
    <style:style style:name="T90" style:family="text">
      <style:text-properties style:text-position="0% 100%" fo:language="de" fo:country="DE" officeooo:rsid="0185502d"/>
    </style:style>
    <style:style style:name="T91" style:family="text">
      <style:text-properties style:text-position="0% 100%" fo:language="de" fo:country="DE" officeooo:rsid="018ac4cf"/>
    </style:style>
    <style:style style:name="T92" style:family="text">
      <style:text-properties style:text-position="0% 100%" fo:language="de" fo:country="DE" officeooo:rsid="018ebc89"/>
    </style:style>
    <style:style style:name="T93" style:family="text">
      <style:text-properties style:text-position="0% 100%" fo:language="de" fo:country="DE" officeooo:rsid="018f4fee"/>
    </style:style>
    <style:style style:name="T94" style:family="text">
      <style:text-properties style:text-position="0% 100%" fo:language="de" fo:country="DE" officeooo:rsid="019773ce"/>
    </style:style>
    <style:style style:name="T95" style:family="text">
      <style:text-properties style:text-position="0% 100%" fo:language="de" fo:country="DE" officeooo:rsid="0199d420"/>
    </style:style>
    <style:style style:name="T96" style:family="text">
      <style:text-properties style:text-position="0% 100%" fo:language="de" fo:country="DE" officeooo:rsid="01a2426c"/>
    </style:style>
    <style:style style:name="T97" style:family="text">
      <style:text-properties style:text-position="0% 100%" fo:language="de" fo:country="DE" officeooo:rsid="01a3b8ca"/>
    </style:style>
    <style:style style:name="T98" style:family="text">
      <style:text-properties officeooo:rsid="0150a9a3"/>
    </style:style>
    <style:style style:name="T99" style:family="text">
      <style:text-properties officeooo:rsid="017ee621"/>
    </style:style>
    <style:style style:name="T100" style:family="text">
      <style:text-properties officeooo:rsid="019048e5"/>
    </style:style>
    <style:style style:name="T101" style:family="text">
      <style:text-properties officeooo:rsid="019148f8"/>
    </style:style>
    <style:style style:name="T102" style:family="text">
      <style:text-properties officeooo:rsid="01943821"/>
    </style:style>
    <style:style style:name="T103" style:family="text">
      <style:text-properties officeooo:rsid="0194b8b2"/>
    </style:style>
    <style:style style:name="T104" style:family="text">
      <style:text-properties officeooo:rsid="01964bca"/>
    </style:style>
    <style:style style:name="T105" style:family="text">
      <style:text-properties officeooo:rsid="0196f1cd"/>
    </style:style>
    <style:style style:name="T106" style:family="text">
      <style:text-properties officeooo:rsid="019a23e4"/>
    </style:style>
    <style:style style:name="T107" style:family="text">
      <style:text-properties fo:language="en" fo:country="US" officeooo:rsid="01a066fa"/>
    </style:style>
    <style:style style:name="T108" style:family="text">
      <style:text-properties officeooo:rsid="01a066fa"/>
    </style:style>
    <style:style style:name="T109" style:family="text">
      <style:text-properties officeooo:rsid="01a2426c"/>
    </style:style>
    <style:style style:name="T110" style:family="text">
      <style:text-properties fo:font-style="italic" officeooo:rsid="00f3d7b0" style:font-style-asian="italic" style:font-style-complex="italic"/>
    </style:style>
    <style:style style:name="T111" style:family="text">
      <style:text-properties officeooo:rsid="01ad2ea7"/>
    </style:style>
    <style:style style:name="T112" style:family="text">
      <style:text-properties officeooo:rsid="01b08a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Zusammenfassung: Lehrreise der Camps Halfblood von einer Küste zur anderen, Abstecher zum Warehouse + nach Eureka, massig Probleme, <text:span text:style-name="T111">POV wechselt, punk!Percy, deaf!Leo</text:span></text:p>
      <text:p text:style-name="P48">Start: New York City, NY → Philadelphia, PA; Auftritt Robert Steinbrecher → Washington, D.C.; Auftritt Cousan u. Athene → Pittsburgh, PA; Auftritt H<text:span text:style-name="T112">ephaistos → Motel IN/OH, Aussprache Nico → Chicago, IL; Auftritt Aeolus → Motel IA (Safehouse Chg?); Aussprache Will → Siuox Falls, SD → WH 13, SD → Billings, MT→ Eureka, OR→ Kap Mendocino, CA→ San Francisco, CA</text:span></text:p>
      <text:p text:style-name="P47"/>
      <text:p text:style-name="P49">Sommer, Artefakte und ein Schuss Ärger</text:p>
      <text:p text:style-name="P10"/>
      <text:p text:style-name="P41">Kapitel 1</text:p>
      <text:p text:style-name="P11">New York, New York City, Long Island, Camp Halfblood</text:p>
      <text:p text:style-name="P1">Man kann nicht gerade behaupten, dass einem im Camp Halfblo<text:span text:style-name="T1">od schnell langweilig wird. Irgendeiner von der Areshütte bricht immer einen Streit vom Zaun, irgendwer ist hinter den Hermeskindern her und so weiter, aber trotzdem kann der (richtige) Sommer im Camp Halfblood der Langweile ziemlich nahe kommen. Mit Tyson rumhängen war nicht, denn der ist zu irgendeinem Verwandten aufgebrochen und hatte Mrs. O‘Leary dagelassen. Und das was junge Mnschen im unserem Alter so tun, war schon mal sehr schwierig.</text:span></text:p>
      <text:p text:style-name="P4">Ich hätte eher erwartet, dass es so bis zum Herbst weitergeht. Daher war ich etwas überrascht, als sich Chiron eines Tages zum Abendessen erhob und verkündete: „Da offensichtlich aus diesem Sommer nichts mehr sinnvolles wird, hat sich die Campleitung und der Senat von Neu Rom zu einer Rundreise entschieden. Auf der Reise werden verschiedene Museen besucht. Es werden sich <text:span text:style-name="T100">mehrere kleine Gruppen</text:span> im Abstand von einigen Tagen auf den Weg machen. <text:span text:style-name="T102">Jede Gruppe besteht aus mindestens fünf, maximal aber aus neun Campern. Es werden Listen ausgelegt.</text:span> <text:span text:style-name="T16">Also</text:span>, esst auf und tragt euch in die Listen ein.“ Damit brach ein aufgeregtes Geplapper los. </text:p>
      <text:p text:style-name="P5">Ich aß so schnell wie möglich auf und wollte mich in meine Hütte verkrümeln, als ich durch das Chaos einen Ruf hörte: „Hey Algenhirn, wo willst hin!?“ Annabeth, na klasse das konnte ich jetzt gar nicht gebrauchen. Ich dreht mich um, die Hände in den Hosentaschen, und sah Annie auf mich zustürmen. „ Heeey, hör mal, ich weiß das du ziemlich auf Museen fliegst und so, aber mich...interessiert das ganze nicht so. Okay?“ versuchte ich ihr zu erklären. „Nein, es ist nicht okay, denn ich habe uns beide schon in die erste Gruppe eingetragen. Und wir beide werden uns noch mit ein paar anderen einen Kleinbus teilen müssen.“</text:p>
      <text:p text:style-name="P2">Hurra, ich habe eine stinklangweilige Abenteuerreise mit Annabeth Chase gewonnen. Danke Chiron, da stürze ich lieber hundertmal vom St. Louis Arch. Tja, aber wenn Annie sich ein mal was in den Kopf gesetzt hatte…</text:p>
      <text:p text:style-name="P3">Ich kam nicht mit meinen Gedanken weiter, da Annabeth mich <text:span text:style-name="T101">bei der Hand </text:span>packte und kurzerhand in meine Hütte schleifte. Auf dem Weg begegneten wir Leo, der meine Entgeisterung teilte aber bereit war mit uns zu fahren. Drei Mann zusammen, fehlen <text:span text:style-name="T2">mindestens noch zwei</text:span>. <text:span text:style-name="T2">Vor meiner Hütte fanden wir Nico und Will. Will und Nico sind zwar als Pärchen irgendwie süß, aber seit kurzem hängt da was in der Luft.</text:span></text:p>
      <text:p text:style-name="P3"><text:span text:style-name="T2">Während wir in meiner Hütte saßen, und darüber diskutierten wie die Route aussehen würde (über den Nutzen der Reise wurde nicht diskutiert, kam ja von Chiron), klopfte es an der Tür. Travis Stoll stand davor. Ich muss irgendwie einen extrem unzufrieden Gesichtsausdruck gehabt haben, denn er </text:span><text:soft-page-break/><text:span text:style-name="T2">kam gleich zum Punkt: „Hey, Percy, ich wollte nur wissen, ob bei euch noch Platz ist. Mein Bruder ist schon in einer vollen Gruppe.“ „Komm rein. Mach die Tür zu.“, grummelte ich als Antwort. <text:s/>Travis war nicht nur nervös sondern auch ziemlich erstaunt. Schön es war ein offenes Geheimnis, dass Annabeth mitunter die Nacht über bei mir blieb. Und auch das Will ab und an bei Nico schlief, war nichts verwunderliches mehr. Trotzdem war es eigentlich ungewöhnlich, dass sich mehrere Halbgötter in eine Haus zusammen fanden, in das sie an und für sich nicht gehörten. Annabeth hatte die Liste mitgenommen und so konnte sich Travis gleich eintragen. Nun brauchten wir nur noch zwei. </text:span></text:p>
      <text:p text:style-name="P43"/>
      <text:p text:style-name="P12">New York, New York City, Long Island, Camp Halfblood</text:p>
      <text:p text:style-name="P9">Am nächsten Morgen stellte sich heraus, das<text:span text:style-name="T3">s die Aphroditehütte am schnellsten eine Reisegruppe fertig hatte aber von Chiron wieder auf gelöst wurde, um ein wenig Schwung in die Sache zu bringen. Und eine der Bewohnerin hieß Piper und wurde uns zugeteilt… *Sarkasmus an*vielen Dank, Chiron*Sarkasmus aus*.</text:span></text:p>
      <text:p text:style-name="P7">Zum Frühstück klapperten <text:span text:style-name="T17">trotzdem noch immer</text:span> einige verzweifelte Personen die Tische ab, darunter auch eine gewisse zerknirschte Arestochter.</text:p>
      <text:p text:style-name="P6">Clarisse kam zu unserem Tisch, setzte sich hin und eröffnete das Gespräch: „Also, Jackson, du weißt ganz genau, das du der letzte wärst an den ich mich wenden würde. Aber ich habe kein Interesse daran mit einem Haufen Kleinkindern (die jüngeren Halbblute) und Schwachköpfen (entweder Kinder des Hermes oder der Aphrodite) zu reisen. Was aber nicht heißen soll, dass einer keine gute Mischung macht.“ Ich überlegte einen Augenblick, ob ich Clarisse den Gefallen abschlagen sollte. </text:p>
      <text:p text:style-name="P6">Dann sah ich das Funkeln in Annies Augen und damit war es beschlossen: Clarisse gehörte zu unser Gruppe. Ich teilte es ihr entsprechend mit, worauf sie nur eine Frage hatte: „Und wer wird fahren?“ Ich erklärte ihr, das Annie, <text:span text:style-name="T103">Nico (große Überraschung) und </text:span>ich einen Führerschein besaßen. <text:span text:style-name="T103">Außerdem hatten wir noch Leo der zwar erst nächstes Jahr seinen Führerschein machen wollte – <text:s/>aber hey der Junge hat immer hin eine ganze Weile einen intelligenten Metalldrachen gesteuert und repariert...</text:span></text:p>
      <text:p text:style-name="P6">Ich war gerade fertig, als Chiron an unseren Tisch kam. „Nun, wie ich sehe, seit ihr vollständig.“ meinte er Ich blickte Annabeth verwirrt an und zählt unter dem Tisch mit den Fingern: 1 –<text:span text:style-name="T5"> </text:span>ich, 2 –<text:span text:style-name="T5"> </text:span>Annie, 3 <text:span text:style-name="T5">–</text:span> Leo, 4 <text:span text:style-name="T5">–</text:span> Nico, 5 <text:span text:style-name="T5">–</text:span> Will,6 <text:span text:style-name="T5">–</text:span> Travis, 7 – Clarisse, <text:span text:style-name="T12">8 – Piper</text:span>… Ch<text:span text:style-name="T17">ir</text:span>on lachte: „Ahhh, ich sehe das Herr Jackson mir nicht folgen kann. Tyson ist ja auf Wanderschaft und hat den Hund in deine Obhut gegeben, was heißt,...“, Clarisse stöhnte und mir wurde heiß und kalt, „<text:span text:style-name="T12">dass ihr Mrs. O‘Leary eigentlich mitnehmen müsstet. Da ihr aber nur noch einen Platz frei hab, seid ihr davon befreit, denn ihr werdet</text:span> in Washington einen Freund wiederfinden. Aber eigentlich wollte ich euch <text:soft-page-break/>nur das hier geben.“ Und reichte un<text:span text:style-name="T12">s</text:span> damit acht kleine Kästen. Leo grinste und erklärte uns dann: „Das sind tragbare Iriskommunikatoren, kein <text:span text:style-name="T6">Gefrickele mehr </text:span>mit Regenbögen <text:span text:style-name="T103">oder</text:span> ähnlichem…“ Chiron nickte und ging weiter. <text:span text:style-name="T12">Er beschrieb die Geräte weiter aber ich hörte nur mit einem halben Ohr zu. Hermes (oder sollte ich sagen: Hades?) sei Dank, wir mussten keinen Höllenhund durch die Staaten mitnehmen. </text:span></text:p>
      <text:p text:style-name="P8">Wir waren die erste Gruppe und sollten am späten Nachmittag aufbrechen. Clarisse hatte ganz schön zu kämpfen, wollte sie doch offenbar in einen Krieg ziehen… Naja, der Rest der Gruppe war es gewissermaßen gewohnt mit leichtem Gepäck zu Reisen. <text:span text:style-name="T4">Als wir das Camp verließen und auf die Straße kamen, stellte sich heraus, dass wir mit einem älteren VW Caddy reisen werden. Clarisse war nicht wirklich von dem Wagen begeistert, ihr wurde wohl in engen Wagen schnell übel, weswegen sie darauf bestand vorne zu sitzen. Kaum saß ich hinter dem Steuer(warum bin ich eigentlcih immer dumme?) reichte Annabeth einen Umschlag nach vorne. Clarisse zog einen Dolch von ihrem Gürtel und reichte ihn mir. Das Ding sah verteufelt scharf aus. Ich öffnete den Brief und hatte etwa zehn Seiten in der Hand. Zeus sei dank auf griechisch und nicht auf englisch, sonst hätte allein das Lesen Tage gedauert. Der Text auf den Seiten bestand aus Rätseln, aber das ersten hatten wir schnell gelöst: Es lief auf die </text:span><text:span text:style-name="T107">F</text:span><text:span text:style-name="T4">rage hinaus, wo die Unabhängigkeitserklärung unterschrieben wurde. Ich faltete die Blätter wieder zusammen und stopfte sie in die Mittelkonsole. Ich startete den Motor und teilte den anderen mit: „Nächster Halt: Philly!“ Es gab keine Kommentare, was mir nur recht war, da es recht schwierig ist einen (fast vollbesetzten) Caddy durch New York City zur Stoßzeit zu manövrieren…</text:span></text:p>
      <text:p text:style-name="P8"/>
      <text:p text:style-name="P42">Kapitel <text:span text:style-name="T106">2</text:span></text:p>
      <text:p text:style-name="P13">Pennsylvania, Philadelphia, <text:span text:style-name="T7">Museum der amerikanischen Revolution, Vormittag</text:span></text:p>
      <text:p text:style-name="P18">Das Museum war eher uninteressant, zumindest aus der Sicht eines Halbgottes. Als Mensch ist es durchaus interessant, die Entwicklung des Unabhängigkeitskrieges zu betrachten.</text:p>
      <text:p text:style-name="P18">Annabeth war hellauf von der Beschreibung Washingtons begeistert, war er doch ein Sohn der Athene. Auch die Beschreibung der Schlachten erregten <text:span text:style-name="T8">die Aufmerksamkeit von Clarisse und Annabeth, zum einen wegen der rohen Gewalt und zum anderen wegen der verwendeten Strategien der Rebellen und der Briten im Kampf. So konnten wir etwa das Schwert des Generals betrachten, mit dem man angeblich ein nahezu unheimliches Gespür für den strategisch besten Einsatz improvisierter Truppen, jedoch mit zunehmender Nutzung eine Neigung zum stottern und Alkoholkonsum entwickeln sollte. Auf das Teil war Annie ziemlich scharf, während Clarisse sich für eine der Kugeln des Bombardements von Boston interessierte. Immer diese Areskinder. Bei den <text:s/>Beschreibungen der Lager der Revolutionsarmee schauderte Will, während Nico bei den Beschreibungen der Schlachten noch kränker aussah… Leo hingegen beugte sich über das Schwert </text:span><text:soft-page-break/><text:span text:style-name="T8">und schnalzte einmal. Als wir ihn ansahen, drehte er sich um und sagte: „Hey, ich bewundere nur die Arbeit. Wer immer das war, wusste was er tat.“ Clarisse hatte wohl Probleme ihm zu folgen, denn ihr stand ein Fragezeichen geradezu ins Gesicht geschrieben. Leo seufzte: „Zum Hades, dieses Schwert wurde gefälscht und zwar in hervorragender Weise. Ich denke jedoch, das dieses Schwert erst zur Jahrhundertwende ausgetauscht wurde.“ „Um 2000 herum?“ fragte Annabeth. „Nein, um 1900 herum.“ „Aber das hätte wohl ziemlich viel Staub aufgewirbelt… „ meinte ich. Worauf Leo nur mit der Schulter zuckte…</text:span></text:p>
      <text:p text:style-name="P14">Pennsylvania, Philadelphia, <text:span text:style-name="T10">War Memorial Harbour, früher Nachmittag</text:span></text:p>
      <text:p text:style-name="P19">Als Nächstes wollten wir die USS Olympi<text:span text:style-name="T11">a</text:span> und USS New <text:span text:style-name="T9">Jersey</text:span> besuchen, was sowohl mir als auch Leo <text:span text:style-name="T9">eher gefiel. Mir wegen der Nähe zum Meer und Leo wegen der Maschinen. Vor den Piers der Schiffe standen mehrere Flugzeuge. Sowohl solche von der Air Force, als auch erbeutete aus allen bisher gefochtenen Kriegen. Clarisse interessierte sich wohl besonders für ein einmotoriges Flugzeug mit seltsam abgewinkelten Flügeln. Mir wurde alleine bei dem Gedanken ans Fliegen schlecht. Mal abgesehen davon, dass das Flugzeug nicht besonders flugfähig aussah. Clarisse hatte wohl gesehen was ich dachte, denn sie drehte sich zu uns um und zeigte auf den Flieger: „Das, meine Freunde, ist eine deutsche Junker Modell 87. Sie ist auch unter dem Namen Stuka bekannt und war damals ziemlich berühmt-berüchtigt.“ Wir sahen sie alle etwas ungläubig an, ob ihrer Begeisterung. Es waren mehrere Flugzeuge ähnlichen Typs in einer Art Formation aufgestellt. Ein Soldat in der Uniform eines Marines stand vor dieser „Formation“.</text:span></text:p>
      <text:p text:style-name="P20">Plötzlich hörten wir, wie eine Autotür zugeschlagen wurde, allerdings war nirgends ein Auto zu sehen. Rein aus Reflex blickten wir uns um und sahen einen offensichtlich verärgerten Mann die Aufstellung entlang stapfen. <text:span text:style-name="T13">Dieser Mann trug einen ölverschmierten Blaumann, ein Baseballkappe und einen gewaltigen Werkzeugkasten. Der Soldat trat ihm in den Weg worauf der Mann den Soldaten anpflaumte: „Yeoman, sie gehen besser aus dem Weg bevor ich über sie hinweg marschiere!“. Der Marine zuckte zusammen, bewegte sich aber nicht vom Fleck. Wir kamen näher um das Schauspiel besser zu betrachten, und konnten eine Art Tanz beobachten. Der Soldat stand neben einem Flugzeug und diese Lücke nutze der Mechaniker aus. Als der Marine sich umdrehte, zog der Mechaniker diesem ein Bein mit seinem Werkzeugkasten weg. Der Marine fiel rücklings um und der Mechaniker ging ruhig zu einem der Stukas. Als der Marine gestürzt war, hatte sich Will von Nico gelöst und war zum Soldaten geeilt. Wir hörten wie er ihn fragte ob alles in Ordnung sei. Will half ihm hoch und der Marine schüttelte nur seinen Kopf. Will fragte ihn noch etwas aber der Marine machte nur eine wegwerfende Handbewegung und bedankte sich bei Will.</text:span></text:p>
      <text:p text:style-name="P26">Wir waren inzwischen näher zu den Stukas gegangen und sahen den Mechaniker an einer der Stukas schrauben. „Guten Tag.“, versuchte Piper ein Gespräch zu beginnen, „Sie kennen sich wohl mit den Maschinen aus? Ihre <text:span text:style-name="T108">Vorfahren</text:span> stammen wohl aus Deutschland?“. Der Mechaniker <text:soft-page-break/>antwortete zunächst nicht, sondern musterte uns eingehend. „Moin. Ja, ich weiß mit mehreren dieser Ladys umzugehen, bin allerdings <text:span text:style-name="T104">gebürtiger</text:span> Deutscher.“ stieg der Mechaniker ein. „Nun dann,“, setzte Clarisse an, “<text:span text:style-name="T104">Sieg</text:span>...„</text:p>
      <text:p text:style-name="P26">Sie konnte den Aus<text:span text:style-name="T14">s</text:span>pruch nicht <text:span text:style-name="T14">beenden, denn sie stolperte mit einer kleinen Blutfontäne nach hinten. Der Mechaniker hatte ihr offensichtlich eins auf die Nase gegeben.“Hört mir mal zu, Amis, und zwar ganz genau: Ich möchte so etwas hier nicht noch einmal hören, ansonsten schmeiß‘ ich euch einzeln in den Fluss und dann könnt ihr euch schwimmender Weise nach Hause begeben. Verstanden?“ Piper nickte nur, während Clarisse Will, der sich zwischenzeitlich um die Blutung kümmern wollte, abschüttelte und nach vorne stürmte. Sie fuhr den Mechaniker an: „Sie wissen wohl nicht, wer mein Vater ist?! Denn sonst hätten sie das nicht getan.“ „Tja, Mädchen, du hast recht. Ich kenne deinen Vater leider nicht. Von daher ist mir egal, was du von mir willst!“ gab der Mechaniker ruhig zurück. *Clarisse, lass ihn in Ruhe! Deutsche reagieren auf dieses Thema wirklich ziemlich sensibel.* versuchte Annabeth auf Altgriechisch Clarisse zu beruhigen.</text:span></text:p>
      <text:p text:style-name="P21">Der Mechaniker war zwischenzeitlich mit der Kontrolle des Flugzeugs fertig geworden. „Also, wenn ihr eure Freundin unter Kontrolle gebracht habt, dürft ihr euch vielleicht in eine der Maschinen setzen. Solange ihr das nicht hinbekommt, habt ihr hier nichts zu suchen! Seht zu, dass ihr Land gewinnt!“ ließ er Dampf ab. *Kommt schon Leute. Ich bin wirklich schlecht im Lesen von Menschen, aber dem brennen gleich die Sicherungen durch!* <text:span text:style-name="T18">meinte ich</text:span>.</text:p>
      <text:p text:style-name="P22">Clarisse brauchte fast <text:span text:style-name="T15">eine ganze Stunde um sich wieder zu beherrschen, was bei ihrem Vater auch kein Wunder ist. Annabeth und ich setzten uns auf eine Mauer in der Nähe der Flugzeuge und sahen dem Mechaniker zu. „Glaubst du, dass er ihre Warnung ernst nimmt?“ fragte mich Annie. „Hm, schwer zu sagen. Ich denke aber, dass er sie als eine verzogene Göre betrachtet. Ich denke aber auch nicht, dass sie sich mit ihm anlegen wird. Er hat immerhin einen Marine umgeschmissen...“ gab ich zurück. Piper gesellte sich zu uns. „Tja, Clarisse hat sich soweit beruhigt. Wollen wir?“ meinte sie und stieß sich von der Mauer ab.</text:span></text:p>
      <text:p text:style-name="P23">Während der Stunde, die wir weg waren, hatte der Mechaniker nur etwa drei Maschinen kontrolliert. Er stand auf, als wir näher kamen und rief uns entgegen: „Ah, die Freunde der Heißblütigen. Ich hoffe ihr habt sie besser unter Kontrolle!“ Clarisse steuerte eine recht merkwürdig gestaltete Maschine an. Gerade als sie einsteigen wollte, ging er zur Maschine und meinte zu ihr, <text:span text:style-name="T24">während er seine Hände in einem Lappen abwischte</text:span>: „Naja, also diese Maschine würde ich nicht nutzen. Man sagt, dass alle Piloten an Lappalien verreckt sind.“ Will guckte schockiert, Nico wurde noch etwas blasser und Clarisse war nur verwirrt.</text:p>
      <text:p text:style-name="P24">„Nun, der erste Pilot flog die Dame bei Tobruk. Mitten durchs dichteste Flakfeuer ohne einen Kratzer. Glück will man meinen. Nicht wirklich, er fliegt einen zweiten hochriskanten Einsatz und kommt ohne Kratzer zurück. Auf der Basis platzt einen Tag nach seiner Ankunft neben ihm ein <text:soft-page-break/>Reifen. Der Kerl fällt tot um. Der nächste bekommt sie in der Schlacht um England. Drei Einsätze fliegt er und alle ohne irgendeinen Schaden. Er hat sogar alle Ziele hervorragend getroffen. Kurz darauf lässt ein Mechaniker im Hangar seinen Werkzeugkoffer fallen. Der Pilot klappt tot auf ‘ner Bank in der Nähe zusammen. <text:span text:style-name="T19">Der letzte Pilot hatte sie in Stalingrad. Er ist bis nach Moskau geflogen. Sechs Einsätze ohne irgendwas, nur um Zuhause von ‘nem fallengelassenen Kochtopf zu Tode erschreckt zu werden. Ich bin nicht abergläubisch und sowas, aber an eurer Stelle würde ich die Finger von der Lady nehmen.“ sprach‘s und ging davon. „Ich habe so wie so nicht vor mich in so ein Teil zu setzen.“ eröffnete ich.</text:span></text:p>
      <text:p text:style-name="P25"><text:span text:style-name="T19">„Das will auch so sein, Sohn des Poseidon.“ schnarrte eine Stimme hinter uns. Annabeth setzte ihre Kappe auf und verschwand, Nico schnappt sich Will und schattenreiste mit ihm in Sicherheit. Travis hatte vorher mit einem der Schraubenschlüssel rumgespielt und nahm nun die Beine in die Hand. Der Rest von uns drehte sich um, vor uns stand eine weiße Frau mittleren Alters mit… fülligen Proportionen. „Ah, lassen die Freunde ohne besondere Geschenke ihren besten Freund zurück. Mein Söhnchen wird sich freuen.“ zischelte sie. Na klasse, die Chimäre und ihre Herrin. Gleich würde eine ein feuerspeiendes Mischwesen auf uns losgehen und niemand außer mir wusste mit diesem Tier umzugehen. Also zog ich Anaklysmos und machte kurzen Prozess mit dem Monster </text:span><text:span text:style-name="T20">bevor</text:span><text:span text:style-name="T19"> es sich vollständig verwandeln konnte. Die Furie war ziemlich enttäuscht(überrascht?), dass ich nicht vor Angst gefror. Nein ich war eher ziemlich wütend, denn sie hatte einen wunden Punkt getroffen. Ich wollte gerade auch mit der Furie kurzen Prozess machen, als diese in knisternde Elektrizität gehüllt wurde und einfach umfiel.</text:span></text:p>
      <text:p text:style-name="P27">Hinter der Furie tauchte der Mechaniker auf. Er hielt eine eine Art Pistole in der Hand, während die anderen noch meine Reaktion auf die Furie verdauten, versuchte ich zu kapieren wie der Sterbliche die Furie sehen konnte. „Auweia, das gibt nachher Ärger.“meinte er. Der Mann hatte zwischenzeitlich seine ‘Pistole‘ verstaut und untersuchte die Furie, die allerdings zu Staub zerlief. Von der Chimäre und ihrer Herrin war somit nur Staub und… ein Halsband übrig, das der Mann vorsichtig einsammelte und ein eine silberne Tüte steckte, aus der Funken stoben. „Was zum Olymp ist hier los?“ fragte Annie neben mir, <text:span text:style-name="T25">ihr Kappe in der Hand. Der Mann blickte mit leichter Panik in den Augen auf. Diesen Blick kannte ich nur zu gut, man bekommt ihn, wenn man zu vielen Gefahren begegnet. „Sumpfgas.“ lautete die kurze Erklärung „Wie bitte?“ machte Clarisse „Naja, ihr wisst einfach nicht, was in so einem Fluss verrotten kann… “ antwortete der Mechaniker. Ich schnaubte nur, denn so verdreckt war der Delaware nun auch wieder nicht. „Tja, dann will ich mich mal vom Acker machen. Passt auf euch auf,ja?“, verabschiedete sich der Mann. Sprachs und machte sich vom Acker und ließ einen Trupp absolut ratloser Halbgötter zurück.</text:span></text:p>
      <text:p text:style-name="P27"/>
      <text:p text:style-name="P44">Kapitel <text:span text:style-name="T106">3</text:span></text:p>
      <text:p text:style-name="P15"><text:soft-page-break/>Washington D.C., Lincoln Mem<text:span text:style-name="T26">o</text:span>rial, <text:span text:style-name="T26">Sonnenuntergang</text:span></text:p>
      <text:p text:style-name="P28">„Das <text:span text:style-name="T26">ist</text:span> mal wieder typisch für Chiron: <text:span text:style-name="T26">Seid zur Dämmerung der Mittsommernacht am Lincoln Memorial, dort werdet ihr einen treuen Gefährten finden. Bloß nicht direkt sein!“, beschwerte sich Clarisse. Wir saßen auf den Stufen des Lincoln Memorials und warteten auf das Erscheinen des erwähnten Gefährten. Travis meinte dazu nur: „Das hört sich ja an wie aus Herr der Ringe“. Die verwirrten Blicke von uns anderen beantwortete er mit dem Spruch: „Hey, ich lese auch einiges und davon habe ich die griechische Version gelesen.“</text:span></text:p>
      <text:p text:style-name="P29">Mir wurde allmählich langweilig, also fing ich an mit Anaklysmos zu schnippen. Annabeth war irgendwo im Memorial und Clarisse jonglierte, an eine Säule gelehnt, mit ihren Messern. Ein Landstreicher kam die Treppen hoch und auf mich zu gehumpelt. „Verzeihung, haben sie vielleicht ein paar Getränkedosen für mich? <text:span text:style-name="T28">Ich habe Hunger.</text:span>“, sprach er mich an. <text:s text:c="4"/>*Ja, einen Augenblick… *, sagte ich geistesabwesend auf altgriechisch und wühlte in meiner Umhängetasche, *Hier bitteschön.* Der Landstreicher bedankte sich <text:span text:style-name="T99">- </text:span>auf altgriechisch. Clarisse ließ bei der Antwort des Landstreichers ihre Messer fallen. Das brachte mich zurück in die Gegenwart. Der Landstreicher war etwas kleiner als ich und trug eine Rastamütze…</text:p>
      <text:p text:style-name="P30">Moment mal: kleiner als ich, Rastamütze, Interesse an Blechdosen… Einen Moment später machte es ‘Klick‘ und ich rief voller Freude: „Grover!“ Der Rest der Truppe, die sich um das ganze Gebäude verteilt hatte, kam bei meinem Ausruf angerannt. Annabeth stürmte auf Grover zu und umarmte ihn heftig. „Hallo Freunde. Ich bin ‘ne Weile durchs Land gewandert, nach dem Pan gestorben ist… Von diesem ganzen griechisch-römischen Tamtam habe ich fast nichts mit bekommen. Also, was ist euch alles so passiert.“, sagte er zu uns nach dem er den Rest begrüßt hatte (und sich total für Will und Nico freute). Bevor wir ihm allerdings seine Fragen beantworten konnten, holte er eine <text:span text:style-name="T27">Zinie</text:span> aus seinem Mantel und meinte die wäre von Hekate/Aphrodite. Piper sah etwas überrascht aus. <text:span text:style-name="T27">Sie erklärte uns, in der Blumensprache würde eine Zinie auf Gedanken an einen Freund im verborgenen hinweisen. Um nach seiner Wanderschaft wieder als Hüter zu arbeiten, musste er eine Mission mit den Schützlingen seiner Zulassung bestehen, so erklärte er uns. So sind Wanderschaften unter Satyren nicht selten, eigentlich eine Art Initiationsritual für Hüter. Während die Nacht über Washington D.C. begann, brachten wir ihn auf den neuesten Stand was seit dem Kampf gegen Luke passiert war. Die Nacht verbrachten wir in Motelzimmern in der Nähe des Navy Yards, die wir am Vormittag bezahlt hatten. Ich hatte es gebucht, nachdem uns Annie in Philly in ein zweitklassiges neugotisches Hotel einquartiert hatte. Typisch für Kinder der Athene, immer an Architektur interessiert, komme was wolle.</text:span></text:p>
      <text:p text:style-name="P30"><text:span text:style-name="T29">Washington D.C., </text:span><text:span text:style-name="T30">National Portrait Gallery</text:span></text:p>
      <text:p text:style-name="P31">Für den nächsten Tag besuchten wir die Nationale Porträtgalerie, in der <text:span text:style-name="T31">Porträts von Soldaten aus allen Kriegen ausgestellt wurden. Die Erwähnung von Krieg und Tod zauberte ein Lächeln auf das </text:span><text:soft-page-break/><text:span text:style-name="T31">Gesicht von Clarisse bzw. eine außerordentliche Blässe auf das sowieso schon blasse Gesicht von Nico. (Der Junge braucht wirklich etwas Farbe!) Mit dem Aufkommen der Fotografie konnten wir auch die Entwicklung eines Soldaten durch den Krieg beobachten, was besonders Will zu schaffen machte. Ich verstand zum ersten mal, warum sich die Götter nach dem zweiten Weltkrieg zurückgezogen hatten. Dieser Krieg hatte die Welt in ihren Grundfesten erschüttert. Und das so heftig, dass sich selbst Ares schütteln musste. Die Fotografien von Kriegsgefangenen sahen teilweise wirklich beunruhigend aus. Insbesondere die Fotografien von deutschen Soldaten jagten mir Angst ein, schienen sie mich doch mit ihren Blicken zu verfolgen oder irgendwas anderes lag in der Luft. Auf einer Bank in der Nähe saßen drei alte strickende Damen, die mir irgendwie bekannt vorkamen. Ich schloss zu Annabeth auf, und wandte mich an sie: „Sag‘ mal, Neunmalklug… Hast du auch die Damen weiter hinten gesehen?“ „Welche alten Damen?“ „Naja, die da.“, ich drehte mich um und bemerkte, dass die sich in Luft aufgelöst hatten. Grover mischte sich ein: „Was haben die denn gemacht?“ „Naja, was wohl?“, antwortete ich, „Die haben auf ‘ner Bank in der Nähe gesessen und gestrickt.“ „Wie viele waren das?“ „Nun, es waren drei… “ „Drei?!“ ,rief Annie aus, „Das ist entweder ein blöder Zufall oder es sind die Moiren. Bei unserem Glück letzteres.“ Oh Mann, das hatte ich vollkommen vergessen. Diese Damen bedeuteten Ärger. Apropos Ärger: In diesem Moment stolperte rücklings ein reichlich angesengter Putzmann durch eine nahe Tür. Der rappelte sich auf, klopfte sich den Staub von der Hose und schnaubte.</text:span></text:p>
      <text:p text:style-name="P32">Travis räusperte sich. Der Mann drehte sich um und machte: „Ups. Déja-vù.“ Piper hatte sich mit dem erscheinen <text:span text:style-name="T32">der Putzmanns zu uns umgedreht. „Oh, kennen wir uns nicht?“, fragte Piper ihn. „Ahm, das kann jetzt Probleme geben.“, antwortete dieser, „Nich‘, dass ich davon zu wenig hätte…“ Clarisse kam uns entgegen und meinte: „Leute, wir müssen hier weg. Irgendwas hat einen Alarm ausgelöst… “ „Leute, weg hier! Minotaurus!“ brüllte Leo auf einmal. Der Putzmann packte mich am Arm und zerrte mich zum Treppenhaus. „Hej, was wird das denn jetzt? Warum nehmen wir nicht den Fahrstuhl?“, beschwerte ich mich bei ihm. „Fahrstuhl dauert zu lang, außerdem würde er uns unten erwarten. Alles mir nach!“ antwortete dieser. Kurz darauf hatten wir einen Personaleingang erreicht und fanden uns in der Tiefgarage wieder. Unterwegs hatte der Mann aus einen Putzwagen einen Mantel gefischt. Der Mann zeigte auf Annabeth und mich und meinte: „Ihr beide: Holt eure Karre, ich warte hier.“. Travis zwar noch völlig durch den Wind aber das war ihm jetzt auch zu komisch, weshalb er Annie festhielt und ihn anfauchte: „Jetzt ist mal Schluss! Erst vernichten sie ‘ne Furie, dann tauchen sie hier auf und kurz darauf ein verfluchter Minotaurus! Was ist hier los?!“ Mir fiel erst jetzt auf, dass Grover sich verdrückt hatte. Der Mann sah sich nervös um und knurrte dann: „Gut, wenn ihr ‘n Erklärung haben wollt dann nicht hier. Sehen wir zu, dass wir Land gewinnen.“ „Für wen zum Henker arbeiten sie eigentlich?“, wollte Nico von ihm wissen. Der </text:span><text:soft-page-break/><text:span text:style-name="T32">schenkte ihm einen misstrauischen Blick und meinte: „Secret Service.“ Das war eine ziemliche Bombe. Clarisse blieb der Mund offen stehen. Uns ging es nicht anders.</text:span></text:p>
      <text:p text:style-name="P17">Washington D.C., 1100 L Street NW</text:p>
      <text:p text:style-name="P40">Es wurde fünf Minuten darüber diskutiert, warum wir denn den Wagen bräuchten. Bis dieser Typ sich geschlagen gab, und meinte dass ganze könne man auch in einer Niederlassung besprechen. <text:span text:style-name="T109">Mit dem Argument: „Wozu das Auto bemühen wenn wir ohne hin schon in der Gegend sind?“ machten wir uns zu Fuß auf den Weg zum Secret Service. </text:span></text:p>
      <text:p text:style-name="P33">Wir erreichten d<text:span text:style-name="T33">as Gebäude des Secret Service nach etwa einer Stunde Fußmarsch. Den ganzen Weg hierher hatte der Mann in einer Sprache gemurmelt, die uns unbekannt war, von der Piper aber meint, sie wäre Deutsch(Anm. d. A.: Da WH13 und Percy Jackson amerikanischen Ursprungs sind, klingt deutsch natürlich fremd…).Der Typ stiefelte zur Rezeption und klopfte auf den Tisch, um die Empfangsdame auf sich hinzuweisen. „Ja bitte?“, machte die Dame. „Robert Steinbrecher, BKA Deutschland“, sagte der Mann zu ihr und reichte ein Ausweis über den Tisch. Die Empfangsdame nahm den Ausweis entgegen, hantierte einen Augenblick damit und reichte ihn mit dem Kommentar „Wie kann ich ihnen helfen, Herr Polizeikommissar?“ zurück. „Tja, ich bräuchte einen leeren Konferenzraum. Ich arbeite an einer Ermittlung zur grenzübergreifenden Jugendkriminalität. Und das sind meine… Informanten.“, meinte der Typ vom BKA. Die Dame tippte eine Weile auf ihrer Tastatur herum während sich der Kerl immer wieder nervös umsah. „Das lässt sich einrichten. Dritter Stock, vierte Tür links.“, meinte sie nach kurzer Zeit. Dieser… Robert nickt und wandte sich an uns: „Danke. Kommt, wir nehmen die Treppe.“ Das hatte er in einem Tonfall gesagt, dem besser nicht widersprach.</text:span></text:p>
      <text:p text:style-name="P35">N<text:span text:style-name="T105">ach</text:span> etwa 100 Stufen (eher 50) später erreichten wir den erwähnten <text:span text:style-name="T34">Konferenzraum. Dieser Steinbrecher öffnete die Tür und bedeutete uns einzutreten, was wir nur zu gern taten. Wir setzten uns so, dass wir alle den Eingang in Auge behalten konnten. Der Mann zog nur eine Augenbraue hoch. Er selbst wandte sich an die Kaffeemaschine an einer Wand und seufzte. Er angelte eine Tasse aus dem Schrank unter der Kaffeemaschine, goß sich etwas Kaffee ein und setzte sich. Auf der Treppe hatte er seine Kappe abgenommen, sodass wir ihn genauer betrachten konnten:</text:span></text:p>
      <text:p text:style-name="P35"><text:span text:style-name="T34">Er war ein Mann mit kantigen Gesichtszügen, etwa Mitte Dreißig, eine frische Narbe verlief schräg unterhalb seines linken Auges. Seine Frisur war ungewöhnlich: Unmittelbar hinter den Ohren rasiert, am Hinterkopf zu Zöpfen geflochten. Irgendwie strahlte was abenteuerliches aus, was wahrscheinlich an seinem wettergegerbten Gesicht lag. „Tja, da haben wir wohl ein ziemlich großes Problem, nicht wahr?“, meinte er, nahm einen Schluck Kaffee und schüttelte sich, „Bah, diese Brühe ist absolut ungenießbar! Auch was?“ Wir verneinten. „Also, wat habt ihr angestellt?“. Leo nickte nur und meinte: „Ich weiß ja nun wirklich ob sie uns glauben wollen, Herr Steinbrecher. Aber es gibt weit ungewöhnlicheres als sie glauben werden.“ Der Mann schüttelte sich vor Lachen, stand </text:span><text:soft-page-break/><text:span text:style-name="T34">auf und erklärte: „Tja, du wirst lachen, mein Junge. Denn ich habe bereits sehr ungewöhnliche Sachen gesehen. Ich bin ja nicht umsonst bei der Abteilung ZKA. Bevor ich euch aber noch mehr erkläre, muss ich mit meinen Vorgesetzten reden.“ Sprachs und zog einen Kasten aus Bronze aus seinem Mantel. Scheinbar verweigerte dieses Gerät seinen Dienst, weswegen er zweimal gegen den Kasten schlug und fluchte. Bisher war mir alles zu schnell gegangen, aber jetzt musste ich die Lage entspannen. Komisch, ich weiß. Also sagte ich zu dem Mann: „Wir waren nicht ganz ehrlich zu ihnen, denn auch wir haben jemanden Bericht zu erstatten.“ *Leute, ruft bitte Chiron an. Ich habe keinen Schimmer was ich sagen soll!* Dieser Polizeikommissar nickte nur und seufzte als eine Art Wählton erklang. Kurz darauf erhellte sich der Bildschirm und eine Frau meldete sich knurrend: „Was gibt es, Mr. Steinbrecher?“ Ich wurde abgelenkt, denn mittlerweile hatten wir auch Chiron erreicht. Er gab uns grünes Licht die Götter-Sache betreffend, offenbar stand ZKA für </text:span><text:span text:style-name="T22">Z</text:span><text:span text:style-name="T37">iemlich </text:span><text:span text:style-name="T23">k</text:span><text:span text:style-name="T37">omplizierte und unangenehme </text:span><text:span text:style-name="T21">A</text:span><text:span text:style-name="T35">ngelegenheiten. Mehr bekam ich auch nicht mit, denn offensichtlich stritt sich „Mr. Steinbrecher“ in einer absolut toten Sprache. Piper konnte nämlich nicht mehr übersetzen. Der Mann fluchte und meinte: „Verstanden, Mrs. Frederick.“, und klappte den Kasten zu. Will war der erste, der ihn wieder ansprach: „Und?“ „Alles klar, gibt nur Ärger. Wird vielleicht Außendienst auf einem ehemaligen Schlachtfeld.“ „Welche Sprache war das vorhin eigentlich?“, wollte Nico wissen. „Wie? Ach, das! Demotisch, also altes Ägyptisch.“, gab dieser zurück, „Also, was wolltet ihr mir sagen?“. Alle sahen mich an, irgendwann war jeder dran. Ich seufzte und setzte an: „Nun, nehmen wir mal an die griechische Mythologie wäre keine. Die Götter und das alles, wären real… “ „Und diese hätten ähnliche Eigenschaften wie Menschen?“, unterbrach mich der Mann, „Mein Junge, wir haben eine ganze Palette an griechischen Artefakten. Ist sonst noch was?“ „Naja, was wenn die Götter auch menschliche… Partner hatten und haben?“, druckste ich herum. „Und ihr wollt mir klar machen, dass ihr Resultate dieser… Partnerschaften seid?“ „Jup.“, meinte Travis darauf. Der Mann pfiff durch die Zähne und meinte: „Starker Tobak. Ich hoffe nicht so stark, wie meiner.“ </text:span></text:p>
      <text:p text:style-name="P34"><text:span text:style-name="T35">Der Mann trank einen Schluck und schreckte hoch, als sich neben ihm die Tür öffnete. Herein kamen ein schwarzer Mann und eine weiße Frau, beide in Anzügen gekleidet. Der Mann ließ der Frau den Vortritt, was ihr Zeit gab, uns in Augenschein zu nehmen. Und mir einen recht bedrohlichen Blick zu schenken. Das kam mir irgendwie bekannt vor… Annie sah mich auch immer so an, wenn ich was falsch machte. „Nun, Mister Steinbrecher. Sie können diese… Sache in meinem Beisein erläutern.“, sprach der Mann den Kommissar an. Der Angesprochene verschluckte sich, spuckte seinen Kaffee über den Tisch in das Gesicht von Nico und drehte sich um. Völlig perplex starrte Nico den Kommissar an, der wiederum den Mann anstarrte. </text:span><text:span text:style-name="T110">„Himmel, Arsch und Wolkenbruch.“</text:span><text:span text:style-name="T35">, fluchte er, „Darf ich vorstellen: Adwin Cousan, einer der Regenten.“ „Es freut mich sie zu sehen.“ „Was auf Gegenseitigkeit beruht.“ „Ich hoffe doch, dass ich meine Begleiterin nicht </text:span><text:soft-page-break/><text:span text:style-name="T35">erst vorstellen muss.“ Annabeth erhob sich langsam und sprach die Frau an: „Mum? Bist du das?“ „Ja, mein Kind.“, antwortete die Angesprochene. Ich musste schlucken, wenn schon Annies Mutter ohne irgendwelche Winkelzüge auftauchte war irgendwas definitiv nicht in Ordnung. Mit einmal brachen Travis und Leo in irres Gekicher aus. Alle wandten sich ihnen zu, inklusive unserer Gästen. Offenbar war der Kaffee so stark, dass er an Nicos Haut klebte. Die Ohren des Mannes färbten sich leuchtend rot, während sein Gesicht immer noch bleich war. Der Mann entschuldigte sich auf russisch, wie mir Piper erklärte. Nico nickte nur und Will meinte, dass es höchste Zeit für Nico gewesen war Farbe zu gewinnen. Dieser Cousan lächelte, während unser Begleiter offen lachte und auch Nico grinste. Der Mann wandte sich an Athene: „Und bei ihnen handelt es sich also um die Göttin Athena?“ „Nun, wen haben sie denn erwartet?“ , fragte sie mit einem wölfischen Grinsen. „Weiß nicht, vielleicht eine Mörderin mit dem Fingerhut? Eine irre Sammlerin? Hab‘ ich bei ihnen noch eine Rechnung offen?“ , gab der Typ zurück und knurrte: *Also, beweisen sie es. Oder ich schalte sie aus!* Damit zog er diese komische Pistole und zielte auf Annabeth. Damit begann das Chaos(wiedermal): Cousan brüllte etwas, Annie erstarrte, Leo entzündete einen Feuerball, Nico verschwand im Schatten, Clarisse zog ihren Dolch, Will seinen, Travis zauberte einen Totschläger herbei, Piper öffnete ihre Puderdose (Ernsthaft?) und ich zog Anaklysmos. Athene hingegen ließ eine Eule eine Runde im Raum drehen, die vor dem Kerl einen Beutel mit Drachmen fallen ließ. Aus dem Beutel ragte ein Olivenzweig. Der Mann stieß dem Beutel mit dem Fuß, ging in die Knie und betrachtete eine der Münzen. „Alles in bester Ordnung“, meinte er. Während er aufstand steckte er seine Waffe weg und Athene bedeutete uns, selbiges zu tun. Als Clarisse zögerte, zuckte dieser Mann mit der Hand und ein Messer schlug keine Handbreit neben ihr ein. Cousan knurrte Steinbrecher an: „Ich hoffe, dass sie sich der Folgen bewusst sind.“ „Die sind mir wurscht. Ich erzähle doch nicht Hinz und Kunz von meinem Job!“ „Fein, dass das nun geklärt ist.“ , mischte sich Athene ein. Steinbrecher funkelte Cousan an, während Athene fortfuhr: „Darf meinerseits vorstellen: Annabeth Chase, meine Tochter.“ Annabeth stand kurz auf und setzte sich wieder. „Perseus Jackson, Sohn des Poseidon. Sie wären allerdings besser beraten, ihn Percy zu nennen.“, fuhr sie fort. Ich erhob mich und setzte mich kurz darauf wieder. „Nico di Angelo, Sohn des Hades. Wo ist der eigentlich?“, machte sie weiter. Der Mann griff unter den Tisch und zerrte einen leicht verschreckten Nico hervor, der umgehend in seinen Stuhl befördert wurde. „Clarisse LaRue, Tochter des Ares.“, stellte Athene die Angesprochene vor. Clarisse erhob sich, ihren Dolch und ließ sich wieder in ihren Stuhl fallen. „Piper McLean, Tochter der Aphrodite. Travis Stoll, Sohn des Hermes. Leonides Valdez, Sohn des Hephaistos. Und William Solace, Sohn des Apollon.“ , führte Athene die Vorstellung weiter, wobei jeder der angesprochenen sich kurz erhob. „Da dieses nun erledigt ist möchte auch ich mich offiziell vorstellen: Robert Steinbrecher; Polizeikommissar des </text:span><text:soft-page-break/><text:span text:style-name="T35">deutschen BKA, Abteilung ZKA und außerdem Kundschafter, Bibliothekar und Agent des Warehouse 13.“</text:span></text:p>
      <text:p text:style-name="P34"/>
      <text:p text:style-name="P46">Cliffhanger</text:p>
      <text:p text:style-name="P45"/>
      <text:p text:style-name="P36">Das kam eher unerwartet, aber <text:span text:style-name="T36">ich hatte schon komischere Sachen erlebt. Der Mann setzte sich wieder auf seinen Platz und verbarg seine Kopf in seinen Händen. Cousan stellte sich hinter ihn und erklärte uns: „Eure Aktivitäten zeigen ein besorgniserregendes Muster, Artefakte betreffend. Daher haben wir uns mit dem Olymp koordiniert, um diese Reise zu sichern.“ Dieser Steinbrecher richtete sich auf und sagte: „Und ich Trottel habe mich dazu breitschlagen lassen. Sie können sich schon mal auf einen gepfefferten Urlaubsantrag gefasst machen.“ Offensichtlich war der letzte Teil für Cousan gedacht. Travis mischte sich ein: „Was hat das nun für uns zu bedeuten?“ Diese Frage war mir bereits auch gekommen. Athene beantwortete sie Frage: „Zunächst gar nichts, nur wird Herr Steinbrecher ein Auge auf euch haben.“ „Hey, nach der Sache in Bombay hieß es: Keine Observationen ohne Verstärkung“, protestierte Steinbrecher. Annabeth unterbrach den Streit: „Es tut mir wirklich leid, dass ich bei dieser internen Sache stören muss, aber ich glaube wir alle wollen wissen, was das Warehouse ist.“ Der Polizist stand auf, und fing an im Raum herum zu tigern. Wir folgten ihm mit unseren Blicken. Er bemerkte das offenbar, denn er meinte: „Himmel, ich muss mir schließlich was überlegen, wie ich euch das erkläre. Ich mach sowas schließlich nicht jeden Tag. Apropos Erklärung: Wie ist mit der Regel der Eingeweihten?“ Wieder etwas für diesen Cousan, was der aber offenbar gut verstehen konnte, denn er antwortete: „Keine Angst, dafür gibt es eine Ausnahmeregelung...“, Steinbrecher wollte was sagen, wurde aber abgewürgt, „Mit Brief, Siegel und Handdruck.“ Steinbrecher nickte nur und fuhr fort: „Tja, Percy wo, glaubst du, ist der Dreizack deines Vaters?“ Ich gab zurück: „Nun, ich denke er stellt damit gerade irgendwas an. Ich weiß ja nicht was Götter so treiben.“ „Hm. Damit liegst du leider falsch. Der Dreizack befindet sich im Warehouse.“ „Will heißen…?“ fragte Leo. „Okay, Leo, richtig? Nehmen wir an Thomas Jefferson käme an ein Radio heran. Wie spielt keine Rolle, er hat es. Punkt. Da er nicht sicher ist was dieses Gerät bewirkt, würde er es wegsperren, bis er sicher wäre, dass es ihn nicht umbringen würde. Und genau das macht das Warehouse: Merkwürdige Gegenstände aus aller Welt und allen Epochen sammeln, um sicher zu stellen, dass kein Schaden entsteht. Manchmal kommen wir aber einfach zu spät.“ Den letzten Satz hatte er mit einer merkwürdigen Bitterkeit in seiner Stimme gesagt. Nun brachte sich auch Athene in das Gespräch ein: „Eure Reise wird in keinster Weise durch den Agent beeinflusst werden. Aber wird euch beobachten. Und was die… Beförderung angeht, er hat eigene Mittel zur Verfügung.“ „Äh, wie eigene Mittel? Wenn ich richtig informiert bin, sind die doch in ‘nem Neunsitzer unterwegs. Aber ich sehe hier nur acht, ergo ist noch ein Platz frei oder?“ Ich </text:span><text:soft-page-break/><text:span text:style-name="T36">räusperte mich und meinte nur: „Einer von uns hat sich kurz vor unserem Besuch der Galerie abgesetzt.“ Die Züge von Cousan und Steinbrecher entgleisten und selbst Athene sah recht besorgt aus. „Das kann doch wohl nicht wahr sein!“, rief Steinbrecher. „Ist es aber leider.“, meinte Nico trocken. Cousan blickte Steinbrecher an, der sich erhob und meinte: „Kommt sammeln wir ein loses Ende ein. Ich will hoffen, dass das nicht zur Gewohnheit wird!“</text:span></text:p>
      <text:p text:style-name="P39">Beim letzten bedachte er uns mit einem zornigen Blick und verließ ohne weitere Worte den Raum. Athene bedeute uns ihm zu folgen. Ich erhob mich als erster. Die Situation war mir nicht wirklich geheuer, aber dieser Typ schien sein Fach zu kennen. Ich drehte mich in der Tür noch mal um und blickte die anderen an. Will seufzte, erhob sich und zog Nico hinter sich her. Danach warf Leo seine Arme in die Luft und schlurfte an mich vorbei, während Clarisse und Annie sich anstarrten. Travis schaute sich das ganze eine Weile an, erkannte die Situation als gefährlich und verduftete. „Annie, Clarisse! Kommt schon.“,forderte ich sie auf, „Dem Typ brennt noch ‘ne Sicherung durch, wenn wieder welche verloren gehen.“ Annie schnaubte nur und erhob sich. Das konnte lustig werden, worum auch immer sie sich gestritten haben.</text:p>
      <text:p text:style-name="P16"><text:span text:style-name="T98">Washington D.C., </text:span>1250 24<text:span text:style-name="T38">th</text:span><text:span text:style-name="T40"> Street NW</text:span></text:p>
      <text:p text:style-name="P37"><text:span text:style-name="T40">Die Suche nach Grover </text:span><text:span text:style-name="T41">stellte sich schwieriger </text:span><text:span text:style-name="T42">als gedacht. </text:span><text:span text:style-name="T44">Zunächst dachte Steinbrecher w</text:span><text:span text:style-name="T45">o</text:span><text:span text:style-name="T44">hl Grover </text:span><text:span text:style-name="T45">hätte sich im Gebäude verlaufen, </text:span><text:span text:style-name="T46">aber das ist eben nicht passiert. Also suchten wir die Parks in der </text:span><text:span text:style-name="T47">näheren Umgebung ab: Kein Grover. </text:span><text:span text:style-name="T48">Erst im Farragut Square </text:span><text:span text:style-name="T49">hatte Leo einen Geistesblitz: „Hej, ist Grover nicht so‘n Öko-Heini?“ „Ja, warum?“, </text:span><text:span text:style-name="T50">antwortete Piper. „Naja, ich hatte irgendwann mal ‘n Flyer von </text:span><text:span text:style-name="T94">dieser Wildtierschutzorganisation</text:span><text:span text:style-name="T50"> in der Hand und HQ war hier in der Nähe…“ </text:span><text:span text:style-name="T96">Steinbrecher</text:span><text:span text:style-name="T51"> lachte auf und meinte: „Auf in die </text:span><text:span text:style-name="T52">24ste Nordwest!“ Allgemeine Verwirrung. Auf dem Weg in die Straße erklärte er uns, </text:span><text:span text:style-name="T53">er h</text:span><text:span text:style-name="T54">ätte</text:span><text:span text:style-name="T53"> in dieser Straße vor einiger Zeit “</text:span><text:span text:style-name="T54">Aufträge“ gehabt. Nichts ungewöhnliches aber </text:span><text:span text:style-name="T55">dennoch kompliziert, waren Umweltschützer doch involviert. Kurze Zeit später standen wir vor 1250 24</text:span><text:span text:style-name="T39">th </text:span><text:span text:style-name="T55">NW, </text:span><text:span text:style-name="T56">dem </text:span><text:span text:style-name="T88">Hautquatier des </text:span><text:span text:style-name="T56">WWF. </text:span><text:span text:style-name="T57">Die Dame am Empfang wollt</text:span><text:span text:style-name="T58">e</text:span><text:span text:style-name="T57"> zuerst nicht mit </text:span><text:span text:style-name="T58">der Info rausrücken, aber als Steinbrecher </text:span><text:span text:style-name="T59">seine Marke zückte änderte sich das. Ein „</text:span><text:span text:style-name="T60">Mr. Underwood“ würde sich im vierten Stock in einer Besprechung befinden</text:span><text:span text:style-name="T61">. </text:span><text:span text:style-name="T62">Im vierten Stock störten wir etwa ein halbes Dutzend Meetings/Besprechungen bevor wir Grover finden konnten. Grover </text:span><text:span text:style-name="T63">brauchte noch etwas Zeit, weswegen sich Steinbrecher </text:span><text:span text:style-name="T64">vor der Tür postierte. </text:span><text:span text:style-name="T65">Zehn Minuten später war die Besprechung vorbei und Steinbrecher zerrte Grover </text:span><text:span text:style-name="T66">raus. </text:span><text:span text:style-name="T67">Auf diese Art mit Steinbrecher </text:span><text:span text:style-name="T68">bekannt zu werden fand Grover nicht berauschend. </text:span><text:span text:style-name="T69">Steinbrecher zischte ihn ein paar Sekunden böse an, </text:span><text:span text:style-name="T70">bevor Grover anfing zu schwafeln: „Hey, hör mal zu! Ich bin nicht so sehr wild darauf mich mit einem Stierkopf anzulegen.“ Grover wollte wohl noch ein paar mehr Entschuldigungen loswerden, aber Steinbrecher </text:span><text:span text:style-name="T71">schüttelte ihn etwas und Grover </text:span><text:span text:style-name="T72">stammelte etwas. Was auch immer es war, Steinbrecher blieb ruckartig stehen. </text:span><text:span text:style-name="T73">Er wartete bis wir aufgeholt hatten und bat: „Kannst du das bitte wiederholen?“ Es klang mehr nach Befehl als nach Frage. </text:span><text:soft-page-break/><text:span text:style-name="T73">„Okay. Is‘ ja gut. Also, ich hatte mich vor Ewigkeiten freiwillig zum Hilfseinsatz gemeldet und jetzt werde ich gebraucht. </text:span><text:span text:style-name="T74">Wälder in </text:span><text:span text:style-name="T75">Florida</text:span><text:span text:style-name="T73"> begutachten…“, rückte Grover mit der Sprache raus. „Fein.“, machte Steinbrecher, „Würde es ihnen etwas ausmachen, ihren Chef davon zu informieren?“ „Eigentlich nicht.“ „Dann seh‘ zu!“, brüllte Steinbrecher. </text:span><text:span text:style-name="T74">Chiron bzw. Mr. D. </text:span><text:span text:style-name="T91">w</text:span><text:span text:style-name="T74">aren von Grovers Aktion nicht gerade begeistert, aber </text:span><text:span text:style-name="T75">bei der Rückreise sollte er sich anschließen.</text:span></text:p>
      <text:p text:style-name="P38"><text:span text:style-name="T75">S</text:span><text:span text:style-name="T43">teinbrecher war von Grover‘s verschwinden nicht begeistert, freute sich aber über die Planänderung. Vollzählig marschierten wir zum Secret Service zurück, wo Steinbrecher sein Gepäck holte. Steinbrecher </text:span><text:span text:style-name="T76">setzte sich in den Wagen, während wir uns </text:span><text:span text:style-name="T77">von Grover verabschiedeten. Eine Viertelstunde später saßen wir im VW, </text:span><text:span text:style-name="T97">wo uns Steinbrecher fragte ob unser Schein auch für <text:s/>Fahrzuege mit manueller Kupplung gelte, was alle außer Annie bejahten.</text:span><text:span text:style-name="T77"> Steinbrecher fischte </text:span><text:span text:style-name="T97">danach</text:span><text:span text:style-name="T77"> Chiron‘s Brief aus der Mittelkonsole und runzelte die Stirn: „Wo bitte schön liegt ‘</text:span><text:span text:style-name="T94">eine Stadt von Eisen</text:span><text:span text:style-name="T77">‘ ?“ „Ich weiß wo wir hinmüssen!“, platzte Leo heraus. „Ach, ist unser Hobbymechaniker </text:span><text:span text:style-name="T78">nun Experte für Geografie?“, giftete Piper. „Klappe.“, machte Leo, „Wir müssen nach Pitt</text:span><text:span text:style-name="T88">s</text:span><text:span text:style-name="T78">burgh.“ Steinbrecher bedankte sich und startete den Motor, während in meinem Kopf die Frage reifte: Wie zum Hades konnte er den Brief lesen? Will sprach meinen Gedanken aus: „Herr Steinbrecher, wie konnten sie einen altgriechischen </text:span><text:span text:style-name="T79">Brief lesen?“ „Also, zu erstmal: Nennt mich Robert.“, begann … Robert, „Zum anderen: Das Notizbuch von Jean-Francois Champollion.“ </text:span><text:span text:style-name="T80">Er hatte aus einer Jackentasche ein Notizbuch gefummelt, </text:span><text:span text:style-name="T81">wobei </text:span><text:span text:style-name="T82">er nur eine Hand am Lenkrad </text:span><text:span text:style-name="T83">hatte. Clarisse wurde </text:span><text:span text:style-name="T84">nervös. Robert steckte das Buch zurück und erklärte uns, dass Normalos damit sehr schnell sehr viele Sprachen lernen könnten aber auch </text:span><text:span text:style-name="T85">schnell der Schlag treffen würde. „</text:span><text:span text:style-name="T86">Als Bibliothekar des Warehouse ist man quasi immun gegen Artefakte.“, meinte er zwinkernd. Er erzählte uns, dass es </text:span><text:span text:style-name="T87">seit dem zehnten Jahrhundert </text:span><text:span text:style-name="T89">in den Warehouses Bibliothekare gegeben hat. </text:span><text:span text:style-name="T90">Das hatte mittlerweile Aufzeichnungen in etwa einem dutzend Sprachen </text:span><text:span text:style-name="T91">gelagert und die ganzen Sprachen zu entziffern wurde immer schwerer. Zunächst “speicherte“ man das Wissen im Warehouse selbst, aber mit der Entdeckung des Rosetta-Steins und der (maßgeblichen) Entschlüssel</text:span><text:span text:style-name="T92">ung des Demotischen und der Hieroglyphen wurde ein Artefakt geschaffen, dass dem Wa</text:span><text:span text:style-name="T94">r</text:span><text:span text:style-name="T92">ehouse sehr gelegen kam: </text:span><text:span text:style-name="T93">Mit dem konnten nun alle Aufzeichnungen quasi mühelos gelesen werden, auch wenn passende Agents selten waren. </text:span><text:span text:style-name="T94">Derartig selten, dass nicht einmal die Regenten (eine Art Vorstand) über die Wahl des nächsten Bibliothekar Einfluss hatte. Robert meinte:„Außerdem ist das Ding hochgradig mobil, wenn es </text:span><text:span text:style-name="T95">jemanden entdeckt, der sich sich als Bibliothekar eignen könnte. Hat aus dem Warehouse den ganzen Weg nach Mechenheim zurückgelegt, kein Mensch weiß w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22:19:13.697000000</meta:creation-date>
    <dc:date>2019-04-14T22:18:23.703000000</dc:date>
    <meta:editing-duration>P8DT8H39M42S</meta:editing-duration>
    <meta:editing-cycles>76</meta:editing-cycles>
    <meta:generator>LibreOffice/6.0.7.3$Windows_X86_64 LibreOffice_project/dc89aa7a9eabfd848af146d5086077aeed2ae4a5</meta:generator>
    <meta:document-statistic meta:table-count="0" meta:image-count="0" meta:object-count="0" meta:page-count="15" meta:paragraph-count="53" meta:word-count="6780" meta:character-count="43242" meta:non-whitespace-character-count="36492"/>
  </office:meta>
</office:document-meta>
</file>